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dd16467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7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0" style:family="paragraph" style:parent-style-name="Standard">
      <style:text-properties officeooo:paragraph-rsid="0c8b5238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ca56a54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text-properties officeooo:paragraph-rsid="0bad8f69"/>
    </style:style>
    <style:style style:name="P65" style:family="paragraph" style:parent-style-name="Standard">
      <style:text-properties officeooo:paragraph-rsid="0a0f7b62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cc50ec9"/>
    </style:style>
    <style:style style:name="P68" style:family="paragraph" style:parent-style-name="Standard">
      <style:text-properties officeooo:paragraph-rsid="0cc5fe5b"/>
    </style:style>
    <style:style style:name="P69" style:family="paragraph" style:parent-style-name="Standard">
      <style:text-properties officeooo:paragraph-rsid="0ce3fa52"/>
    </style:style>
    <style:style style:name="P70" style:family="paragraph" style:parent-style-name="Standard">
      <style:text-properties officeooo:paragraph-rsid="0d09f881"/>
    </style:style>
    <style:style style:name="P71" style:family="paragraph" style:parent-style-name="Standard">
      <style:text-properties officeooo:paragraph-rsid="0d1ec96e"/>
    </style:style>
    <style:style style:name="P72" style:family="paragraph" style:parent-style-name="Standard">
      <style:text-properties officeooo:paragraph-rsid="0d5d07c4"/>
    </style:style>
    <style:style style:name="P73" style:family="paragraph" style:parent-style-name="Standard">
      <style:text-properties officeooo:paragraph-rsid="0d8c21b9"/>
    </style:style>
    <style:style style:name="P74" style:family="paragraph" style:parent-style-name="Standard">
      <style:text-properties officeooo:paragraph-rsid="0d72706e"/>
    </style:style>
    <style:style style:name="P75" style:family="paragraph" style:parent-style-name="Standard">
      <style:text-properties officeooo:paragraph-rsid="0dbec325"/>
    </style:style>
    <style:style style:name="P76" style:family="paragraph" style:parent-style-name="Standard">
      <style:text-properties officeooo:paragraph-rsid="0de414b5"/>
    </style:style>
    <style:style style:name="P77" style:family="paragraph" style:parent-style-name="Standard">
      <style:text-properties officeooo:paragraph-rsid="0dedec60"/>
    </style:style>
    <style:style style:name="P78" style:family="paragraph" style:parent-style-name="Standard">
      <style:text-properties officeooo:paragraph-rsid="0e03342d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051aee"/>
    </style:style>
    <style:style style:name="P81" style:family="paragraph" style:parent-style-name="Standard">
      <style:text-properties officeooo:paragraph-rsid="0e0bda5c"/>
    </style:style>
    <style:style style:name="P82" style:family="paragraph" style:parent-style-name="Standard">
      <style:text-properties officeooo:paragraph-rsid="0e2a40f4"/>
    </style:style>
    <style:style style:name="P83" style:family="paragraph" style:parent-style-name="Standard">
      <style:text-properties officeooo:paragraph-rsid="0e2f7716"/>
    </style:style>
    <style:style style:name="P84" style:family="paragraph" style:parent-style-name="Standard">
      <style:text-properties officeooo:paragraph-rsid="0e38fc62"/>
    </style:style>
    <style:style style:name="P85" style:family="paragraph" style:parent-style-name="Standard">
      <style:text-properties officeooo:paragraph-rsid="0e61c509"/>
    </style:style>
    <style:style style:name="P86" style:family="paragraph" style:parent-style-name="Standard">
      <style:text-properties officeooo:paragraph-rsid="0e66c33c"/>
    </style:style>
    <style:style style:name="P87" style:family="paragraph" style:parent-style-name="Standard">
      <style:text-properties officeooo:paragraph-rsid="0e671814"/>
    </style:style>
    <style:style style:name="P88" style:family="paragraph" style:parent-style-name="Standard">
      <style:text-properties officeooo:paragraph-rsid="0e82f1b0"/>
    </style:style>
    <style:style style:name="P89" style:family="paragraph" style:parent-style-name="Standard">
      <style:text-properties officeooo:paragraph-rsid="0e8aa5aa"/>
    </style:style>
    <style:style style:name="P90" style:family="paragraph" style:parent-style-name="Standard">
      <style:text-properties officeooo:rsid="0e8aa5aa" officeooo:paragraph-rsid="0e8aa5aa"/>
    </style:style>
    <style:style style:name="P91" style:family="paragraph" style:parent-style-name="Standard">
      <style:text-properties officeooo:paragraph-rsid="0eb9c424"/>
    </style:style>
    <style:style style:name="P92" style:family="paragraph" style:parent-style-name="Footnote">
      <style:text-properties officeooo:paragraph-rsid="0d4c0055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Footnote">
      <style:text-properties officeooo:rsid="043ccc66" officeooo:paragraph-rsid="0ec8cada"/>
    </style:style>
    <style:style style:name="P95" style:family="paragraph" style:parent-style-name="Footnote">
      <style:text-properties officeooo:paragraph-rsid="0e927a73"/>
    </style:style>
    <style:style style:name="P9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7" style:family="paragraph" style:parent-style-name="Standard">
      <style:text-properties officeooo:rsid="0ec19879" officeooo:paragraph-rsid="0ec19879"/>
    </style:style>
    <style:style style:name="P98" style:family="paragraph" style:parent-style-name="Standard">
      <style:text-properties officeooo:paragraph-rsid="0ec19879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0" style:family="paragraph" style:parent-style-name="Standard">
      <style:text-properties officeooo:paragraph-rsid="0ec22dd8"/>
    </style:style>
    <style:style style:name="P101" style:family="paragraph" style:parent-style-name="Standard">
      <style:text-properties officeooo:paragraph-rsid="0ecb810d"/>
    </style:style>
    <style:style style:name="P102" style:family="paragraph" style:parent-style-name="Standard">
      <style:text-properties officeooo:paragraph-rsid="0ecd4bf5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06" style:family="paragraph" style:parent-style-name="Footnote">
      <style:text-properties officeooo:paragraph-rsid="0ef8320a"/>
    </style:style>
    <style:style style:name="P107" style:family="paragraph" style:parent-style-name="Standard">
      <style:text-properties officeooo:paragraph-rsid="0eff0317"/>
    </style:style>
    <style:style style:name="P108" style:family="paragraph" style:parent-style-name="Standard">
      <style:text-properties officeooo:paragraph-rsid="0eff0b7c"/>
    </style:style>
    <style:style style:name="P109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" style:family="text">
      <style:text-properties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" style:family="text">
      <style:text-properties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" style:family="text">
      <style:text-properties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29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31" style:family="text">
      <style:text-properties style:font-name="Liberation Sans" officeooo:rsid="047fb57c"/>
    </style:style>
    <style:style style:name="T32" style:family="text">
      <style:text-properties style:font-name="Liberation Sans" officeooo:rsid="047da547"/>
    </style:style>
    <style:style style:name="T33" style:family="text">
      <style:text-properties style:font-name="Liberation Sans" fo:font-size="10pt" style:font-size-asian="10pt" style:font-size-complex="10pt"/>
    </style:style>
    <style:style style:name="T34" style:family="text">
      <style:text-properties style:font-name="Liberation Sans" fo:font-size="10pt" officeooo:rsid="0db4d737" style:font-size-asian="10pt" style:font-size-complex="10pt"/>
    </style:style>
    <style:style style:name="T35" style:family="text">
      <style:text-properties style:font-name="Liberation Sans" fo:font-size="10pt" officeooo:rsid="0db5d4ba" style:font-size-asian="10pt" style:font-size-complex="10pt"/>
    </style:style>
    <style:style style:name="T36" style:family="text">
      <style:text-properties fo:language="nl" fo:country="NL" style:language-asian="nl" style:country-asian="NL"/>
    </style:style>
    <style:style style:name="T37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40" style:family="text">
      <style:text-properties officeooo:rsid="02f99a6c"/>
    </style:style>
    <style:style style:name="T4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93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cb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2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9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30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31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5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style:font-size-asian="12pt" style:font-size-complex="12pt"/>
    </style:style>
    <style:style style:name="T34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4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5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6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loext:opacity="0%" style:font-name="Liberation Sans" officeooo:rsid="047da547"/>
    </style:style>
    <style:style style:name="T36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8" style:family="text">
      <style:text-properties style:use-window-font-color="true" loext:opacity="0%" style:font-name="Liberation Sans" fo:font-size="12pt" style:font-size-asian="12pt" style:font-size-complex="12pt"/>
    </style:style>
    <style:style style:name="T38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1" style:family="text">
      <style:text-properties officeooo:rsid="04473353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officeooo:rsid="0e59b6fb" style:font-weight-asian="bold" style:font-weight-complex="bold"/>
    </style:style>
    <style:style style:name="T394" style:family="text">
      <style:text-properties officeooo:rsid="0aace3cd"/>
    </style:style>
    <style:style style:name="T395" style:family="text">
      <style:text-properties fo:font-size="10pt" style:font-size-asian="10pt" style:font-size-complex="10pt"/>
    </style:style>
    <style:style style:name="T396" style:family="text">
      <style:text-properties officeooo:rsid="0394a435"/>
    </style:style>
    <style:style style:name="T397" style:family="text">
      <style:text-properties officeooo:rsid="0b668458"/>
    </style:style>
    <style:style style:name="T398" style:family="text">
      <style:text-properties officeooo:rsid="0c125172"/>
    </style:style>
    <style:style style:name="T3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1" style:family="text">
      <style:text-properties officeooo:rsid="0cf7e116"/>
    </style:style>
    <style:style style:name="T402" style:family="text">
      <style:text-properties officeooo:rsid="0b952edb"/>
    </style:style>
    <style:style style:name="T403" style:family="text">
      <style:text-properties loext:padding="0.049cm" loext:border="0.31pt solid #000000"/>
    </style:style>
    <style:style style:name="T404" style:family="text">
      <style:text-properties officeooo:rsid="0ec3cb48"/>
    </style:style>
    <style:style style:name="T405" style:family="text">
      <style:text-properties officeooo:rsid="0ec42890"/>
    </style:style>
    <style:style style:name="T406" style:family="text">
      <style:text-properties officeooo:rsid="0ec6fcb2"/>
    </style:style>
    <style:style style:name="T407" style:family="text">
      <style:text-properties officeooo:rsid="0e3b8d4d"/>
    </style:style>
    <style:style style:name="T408" style:family="text">
      <style:text-properties officeooo:rsid="0e3cac9e"/>
    </style:style>
    <style:style style:name="T409" style:family="text">
      <style:text-properties officeooo:rsid="0eef9ccc"/>
    </style:style>
    <style:style style:name="T410" style:family="text">
      <style:text-properties officeooo:rsid="0e5e443a"/>
    </style:style>
    <style:style style:name="T411" style:family="text">
      <style:text-properties officeooo:rsid="0efc0412"/>
    </style:style>
    <style:style style:name="T412" style:family="text">
      <style:text-properties officeooo:rsid="0efc9c1e"/>
    </style:style>
    <style:style style:name="T413" style:family="text">
      <style:text-properties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4" style:family="text">
      <style:text-properties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5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8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9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1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22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3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24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6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7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8" style:family="text">
      <style:text-properties fo:color="#999999" loext:opacity="100%" style:font-name="Liberation Sans" fo:font-size="12pt" style:font-size-asian="12pt" style:font-size-complex="12pt"/>
    </style:style>
    <style:style style:name="T429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30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1" style:family="text">
      <style:text-properties fo:color="#666666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2" style:family="text">
      <style:text-properties fo:color="#666666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3" style:family="text">
      <style:text-properties fo:color="#666666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4" style:family="text">
      <style:text-properties fo:color="#666666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fo:color="#666666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fo:color="#666666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37" style:family="text">
      <style:text-properties fo:color="#666666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38" style:family="text">
      <style:text-properties fo:color="#666666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0" form:id="control1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<text:span text:style-name="T286">C</text:span><text:span text:style-name="T285">hecklist voor </text:span><text:span text:style-name="T287">de installatie</text:span><text:span text:style-name="T285"> van </text:span><text:reference-mark-start text:name="Distributie"/><text:span text:style-name="T288">Debian</text:span><text:reference-mark-end text:name="Distributie"/><text:span text:style-name="T289"> </text:span><text:span text:style-name="T290">GNU/Linux </text:span><text:reference-mark-start text:name="Versie"/><text:span text:style-name="T288">1</text:span><text:span text:style-name="T291">1</text:span><text:reference-mark-end text:name="Versie"/><text:span text:style-name="Strong_20_Emphasis"><text:span text:style-name="T325"> </text:span></text:span><text:span text:style-name="Strong_20_Emphasis"><text:span text:style-name="T326">LTS</text:span></text:span><text:span text:style-name="T292"><text:note text:id="ftn1" text:note-class="footnote"><text:note-citation>1</text:note-citation><text:note-body><text:p text:style-name="P29"><text:span text:style-name="T396">Deze versie heeft codenaam </text:span><text:span text:style-name="T346">B</text:span><text:span text:style-name="T347">ullseye</text:span><text:span text:style-name="T397"> </text:span><text:span text:style-name="T398">(</text:span><text:span text:style-name="T347">bullseye</text:span><text:span text:style-name="T398">)</text:span><text:span text:style-name="T397"> </text:span><text:span text:style-name="T348">en is een zogenaamde LTS-versie (</text:span><text:span text:style-name="T349">LTS=</text:span><text:span text:style-name="T348">Long-Term Support, langetermijnondersteuning). <text:s/></text:span><text:span text:style-name="T350">Deze</text:span><text:span text:style-name="T348"> LTS-versie versch</text:span><text:span text:style-name="T350">een </text:span><text:span text:style-name="T351">in </text:span><text:span text:style-name="T352">augustus</text:span><text:span text:style-name="T348"> 20</text:span><text:span text:style-name="T352">2</text:span><text:span text:style-name="T350">1</text:span><text:span text:style-name="T348"> en wordt </text:span><text:span text:style-name="T356">standaard </text:span><text:span text:style-name="T348">vanaf vrijgave </text:span><text:span text:style-name="T351">vijf</text:span><text:span text:style-name="T348"> jaar ondersteund</text:span><text:span text:style-name="T353"> </text:span><text:span text:style-name="T348">(</text:span><text:span text:style-name="T354">updates </text:span><text:span text:style-name="T348">tot </text:span><text:span text:style-name="T352">augustus</text:span><text:span text:style-name="T350"> </text:span><text:span text:style-name="T348">202</text:span><text:span text:style-name="T352">6</text:span><text:span text:style-name="T353">)</text:span><text:span text:style-name="T355">.</text:span></text:p></text:note-body></text:note></text:span><text:span text:style-name="T293"> </text:span><text:reference-mark-start text:name="Editie"/><text:span text:style-name="T294">desktop</text:span><text:reference-mark-end text:name="Editie"/><text:span text:style-name="T295">.</text:span></text:p>
      <text:p text:style-name="P4"/>
      <text:p text:style-name="Standard"><text:span text:style-name="T50">Kijk op</text:span><text:span text:style-name="T317"> </text:span><text:a xlink:type="simple" xlink:href="https://karelzimmer.nl/" text:style-name="Internet_20_link" text:visited-style-name="Visited_20_Internet_20_Link"><text:span text:style-name="T11">karelzimmer.nl</text:span></text:a><text:span text:style-name="T317"> </text:span><text:span text:style-name="T359">voor</text:span><text:span text:style-name="T360"> </text:span><text:span text:style-name="T361">deze en andere </text:span><text:span text:style-name="T51">checklists, scripts, </text:span><text:span text:style-name="T52">en informatie</text:span><text:span text:style-name="T51">.</text:span></text:p>
      <text:p text:style-name="P4"/>
      <text:p text:style-name="P4"><text:span text:style-name="T42">D</text:span><text:span text:style-name="T41">it is een invulbare PD</text:span><text:span text:style-name="T43">F</text:span><text:span text:style-name="T41"> met tekst- en keuzevakken; </text:span><text:span text:style-name="T44">a</text:span><text:span text:style-name="T41">fdrukken is niet noodzakelijk.</text:span></text:p>
      <text:p text:style-name="P38"/>
      <text:p text:style-name="P37"><text:span text:style-name="T1">V</text:span><text:span text:style-name="T31">ul de waarden in het tekstvak achter de </text:span><text:span text:style-name="Definition"><text:span text:style-name="T10">schuingedrukte</text:span></text:span><text:span text:style-name="T1"> </text:span><text:span text:style-name="T32">woorden </text:span><text:span text:style-name="T362">(zie toelichting)</text:span><text:span text:style-name="T32">:</text:span></text:p>
      <text:p text:style-name="P32"><text:span text:style-name="Definition"><text:span text:style-name="T364">g</text:span></text:span><text:span text:style-name="Definition"><text:span text:style-name="T363">ebruiker</text:span></text:span><text:span text:style-name="Definition"><text:span text:style-name="T368"><text:tab/><text:tab/></text:span></text:span><text:span text:style-name="Definition"><text:span text:style-name="T388"> <text:tab/><text:tab/></text:span></text:span><text:span text:style-name="T369"><draw:control text:anchor-type="as-char" svg:y="-0.429cm" draw:z-index="10" draw:name="Gebruiker" draw:style-name="gr2" draw:text-style-name="P115" svg:width="6.061cm" svg:height="0.6cm" draw:control="control11"><svg:title>Gebruiker</svg:title><svg:desc>Volledige naam, bijv. Jan Stek</svg:desc></draw:control></text:span><text:span text:style-name="T369"><text:tab/></text:span><text:span text:style-name="T370">(</text:span><text:span text:style-name="T365">volledige naam, bijv. </text:span><text:span text:style-name="T383">J</text:span><text:span text:style-name="T384">a</text:span><text:span text:style-name="T383">n </text:span><text:span text:style-name="T384">Jansen</text:span><text:span text:style-name="T366">)</text:span></text:p>
      <text:p text:style-name="Standard"><text:span text:style-name="Definition"><text:span text:style-name="T364">g</text:span></text:span><text:span text:style-name="Definition"><text:span text:style-name="T363">ebruikersnaam<text:tab/></text:span></text:span><text:span text:style-name="Definition"><text:span text:style-name="T363"><draw:control text:anchor-type="as-char" svg:y="-0.429cm" draw:z-index="11" draw:name="Gberuikersnaam" draw:style-name="gr2" draw:text-style-name="P115" svg:width="6.061cm" svg:height="0.6cm" draw:control="control12"><svg:title>Gebruikersnaam</svg:title><svg:desc>Korte naam, bijv. jan</svg:desc></draw:control></text:span></text:span><text:span text:style-name="Definition"><text:span text:style-name="T363"><text:tab/></text:span></text:span><text:span text:style-name="T14">(korte naam, bijv. </text:span><text:span text:style-name="T314">j</text:span><text:span text:style-name="T315">a</text:span><text:span text:style-name="T314">n</text:span><text:span text:style-name="T14">)</text:span></text:p>
      <text:p text:style-name="P31"><text:span text:style-name="Definition"><text:span text:style-name="T372">c</text:span></text:span><text:span text:style-name="Definition"><text:span text:style-name="T371">omputernaam<text:tab/><text:tab/></text:span></text:span><text:span text:style-name="Definition"><text:span text:style-name="T369"><draw:control text:anchor-type="as-char" svg:y="-0.429cm" draw:z-index="12" draw:name="Computernaam" draw:style-name="gr2" draw:text-style-name="P115" svg:width="6.061cm" svg:height="0.6cm" draw:control="control13"><svg:title>Computernaam</svg:title><svg:desc>Unieke naam van de computer</svg:desc></draw:control></text:span></text:span><text:span text:style-name="Definition"><text:span text:style-name="T369"><text:tab/></text:span></text:span><text:span text:style-name="Definition"><text:span text:style-name="T375">(</text:span></text:span><text:span text:style-name="Definition"><text:span text:style-name="T376">naam van de compute</text:span></text:span><text:span text:style-name="Definition"><text:span text:style-name="T377">r, </text:span></text:span><text:span text:style-name="Definition"><text:span text:style-name="T378">bijv. p</text:span></text:span><text:span text:style-name="Definition"><text:span text:style-name="T379">c02</text:span></text:span><text:span text:style-name="Definition"><text:span text:style-name="T375">)</text:span></text:span></text:p>
      <text:p text:style-name="P31"><text:span text:style-name="Definition"><text:span text:style-name="T364">o</text:span></text:span><text:span text:style-name="Definition"><text:span text:style-name="T363">pstartmenu</text:span></text:span><text:span text:style-name="Definition"><text:span text:style-name="T369"><text:tab/><text:tab/><text:tab/></text:span></text:span><text:span text:style-name="Definition"><text:span text:style-name="T369"><draw:control text:anchor-type="as-char" svg:y="-0.429cm" draw:z-index="13" draw:name="Opstartmenu" draw:style-name="gr2" draw:text-style-name="P115" svg:width="6.061cm" svg:height="0.6cm" draw:control="control14"><svg:title>Opstartmenu</svg:title><svg:desc>Toets voor het opstartmenu ("bootmenu")</svg:desc></draw:control></text:span></text:span><text:span text:style-name="Definition"><text:span text:style-name="T369"><text:tab/></text:span></text:span><text:span text:style-name="Definition"><text:span text:style-name="T375">(</text:span></text:span><text:span text:style-name="Definition"><text:span text:style-name="T376">to</text:span></text:span><text:span text:style-name="Definition"><text:span text:style-name="T380">ets voor het opstartmedium</text:span></text:span><text:span text:style-name="Definition"><text:span text:style-name="T381">)</text:span></text:span></text:p>
      <text:p text:style-name="P31"><text:span text:style-name="Definition"><text:span text:style-name="T373">i</text:span></text:span><text:span text:style-name="Definition"><text:span text:style-name="T374">nstellingen</text:span></text:span><text:span text:style-name="T375"><text:tab/> <text:tab/><text:tab/></text:span><text:span text:style-name="T375"><draw:control text:anchor-type="as-char" svg:y="-0.429cm" draw:z-index="9" draw:name="Instellingen" draw:style-name="gr2" draw:text-style-name="P115" svg:width="6.061cm" svg:height="0.6cm" draw:control="control10"><svg:title>Instellingen</svg:title><svg:desc>Toets voor het BIOS/UEFI-scherm ("setup")</svg:desc></draw:control></text:span><text:span text:style-name="T375"><text:tab/>(</text:span><text:span text:style-name="T376">toets voor het BIOS/UEFI-scherm</text:span><text:span text:style-name="T375">)</text:span></text:p>
      <text:p text:style-name="P34"><text:span text:style-name="Definition"><text:span text:style-name="T416">g</text:span></text:span><text:span text:style-name="Definition"><text:span text:style-name="T415">ebruiker</text:span></text:span><text:span text:style-name="Definition"><text:span text:style-name="T417">2</text:span></text:span><text:span text:style-name="Definition"><text:span text:style-name="T418"><text:tab/></text:span></text:span><text:span text:style-name="Definition"><text:span text:style-name="T428"> <text:tab/><text:tab/></text:span></text:span><text:span text:style-name="T419"><draw:control text:anchor-type="as-char" svg:y="-0.429cm" draw:z-index="25" draw:name="Gebruiker 1" draw:style-name="gr2" draw:text-style-name="P115" svg:width="6.061cm" svg:height="0.6cm" draw:control="control26"><svg:title>Gebruiker</svg:title><svg:desc>Volledige naam, bijv. Jan Stek</svg:desc></draw:control></text:span><text:span text:style-name="T419"><text:tab/></text:span><text:span text:style-name="T420">(</text:span><text:span text:style-name="T421">volledige naam </text:span><text:span text:style-name="T422">evt. 2</text:span><text:span text:style-name="T429">e</text:span><text:span text:style-name="T422"> gebruiker</text:span><text:span text:style-name="T423">)</text:span></text:p>
      <text:p text:style-name="P102"><text:span text:style-name="Definition"><text:span text:style-name="T416">g</text:span></text:span><text:span text:style-name="Definition"><text:span text:style-name="T415">ebruikersnaam</text:span></text:span><text:span text:style-name="Definition"><text:span text:style-name="T417">2</text:span></text:span><text:span text:style-name="Definition"><text:span text:style-name="T424"><text:tab/></text:span></text:span><text:span text:style-name="Definition"><text:span text:style-name="T424"><draw:control text:anchor-type="as-char" svg:y="-0.429cm" draw:z-index="26" draw:name="Gberuikersnaam 1" draw:style-name="gr2" draw:text-style-name="P115" svg:width="6.061cm" svg:height="0.6cm" draw:control="control27"><svg:title>Gebruikersnaam</svg:title><svg:desc>Korte naam, bijv. jan</svg:desc></draw:control></text:span></text:span><text:span text:style-name="Definition"><text:span text:style-name="T424"><text:tab/></text:span></text:span><text:span text:style-name="T425">(korte naam</text:span><text:span text:style-name="T426"> </text:span><text:span text:style-name="T427">evt. 2</text:span><text:span text:style-name="T430">e</text:span><text:span text:style-name="T427"> gebruiker</text:span><text:span text:style-name="T425">)</text:span></text:p>
      <text:p text:style-name="P34"><text:span text:style-name="T302">Vervang </text:span><text:span text:style-name="Definition"><text:span text:style-name="T18">schuingedrukte</text:span></text:span><text:span text:style-name="T302"> </text:span><text:span text:style-name="T303">woorden </text:span><text:span text:style-name="T302">in deze checklist door </text:span><text:span text:style-name="T303">boven</text:span><text:span text:style-name="T302">staande waarden.</text:span></text:p>
      <text:p text:style-name="P39"/>
      <text:p text:style-name="P33"><text:span text:style-name="Strong_20_Emphasis"><text:span text:style-name="T310"/></text:span></text:p>
      <text:p text:style-name="P35"><text:span text:style-name="T312">Nog niet op Linux?</text:span><text:span text:style-name="T304"><text:tab/></text:span><text:span text:style-name="T307"><text:tab/></text:span><text:span text:style-name="T308">G</text:span><text:span text:style-name="T301">ebruik </text:span><text:span text:style-name="Strong_20_Emphasis"><text:span text:style-name="T313">Checklist migratie</text:span></text:span><text:span text:style-name="T301"> op </text:span><text:a xlink:type="simple" xlink:href="https://karelzimer.nl/" text:style-name="Internet_20_link" text:visited-style-name="Visited_20_Internet_20_Link"><text:span text:style-name="Internet_20_link"><text:span text:style-name="T15">karelzimmer.nl</text:span></text:span></text:a><text:span text:style-name="T305"> onder </text:span><text:span text:style-name="T311">Linux</text:span><text:span text:style-name="T306">.</text:span></text:p>
      <text:p text:style-name="P23"><text:span text:style-name="T283">Nieuwe installatie?</text:span><text:span text:style-name="T278"><text:tab/></text:span><text:span text:style-name="T280"></text:span><text:span text:style-name="T282"><text:tab/></text:span><text:span text:style-name="T281">B</text:span><text:span text:style-name="T278">egin bij hoofdstuk </text:span><text:span text:style-name="T283"><text:bookmark-ref text:reference-format="page" text:ref-name="__RefNumPara__4009_1271708128">2</text:bookmark-ref></text:span><text:span text:style-name="T283"><text:s text:c="2"/></text:span><text:span text:style-name="T284"><text:bookmark-ref text:reference-format="text" text:ref-name="__RefNumPara__4009_1271708128">Installatie uitvoeren</text:bookmark-ref></text:span><text:span text:style-name="T279">.</text:span></text:p>
      <text:p text:style-name="P30"><text:span text:style-name="Strong_20_Emphasis"><text:span text:style-name="T309"/></text:span></text:p>
      <text:list xml:id="list3977487282" text:style-name="L1">
        <text:list-item>
          <text:p text:style-name="P110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0"><text:span text:style-name="Strong_20_Emphasis"><text:span text:style-name="T75"><text:s/></text:span></text:span><text:span text:style-name="Strong_20_Emphasis"><text:span text:style-name="T131"><draw:control text:anchor-type="as-char" draw:z-index="24" draw:name="Vorm 1" draw:style-name="gr1" draw:text-style-name="P114" svg:width="0.35cm" svg:height="0.35cm" draw:control="control25"/></text:span></text:span></text:p>
          </table:table-cell>
          <table:table-cell table:style-name="_31_._5f_Installatie_5f_voorbereiden.A1" office:value-type="string">
            <text:p text:style-name="P99">Leg Wi<text:span text:style-name="T404">F</text:span>i-<text:span text:style-name="T405">gegevens vast zoals de naam v</text:span><text:span text:style-name="T406">a</text:span><text:span text:style-name="T405">n het netwerk (SSID) en wachtwoord</text:span><text:span text:style-name="Strong_20_Emphasis"><text:span text:style-name="T130"><text:note text:id="ftn2" text:note-class="footnote"><text:note-citation>2</text:note-citation><text:note-body><text:p text:style-name="P94"><text:span text:style-name="User_20_Entry"><text:span text:style-name="T230">Bijv. </text:span></text:span><text:span text:style-name="User_20_Entry"><text:span text:style-name="T229">met </text:span></text:span><text:span text:style-name="User_20_Entry"><text:span text:style-name="T256">Terminalvenster</text:span></text:span><text:span text:style-name="User_20_Entry"><text:span text:style-name="T228"> </text:span></text:span><text:span text:style-name="User_20_Entry"><text:span text:style-name="T230">opdracht</text:span></text:span><text:span text:style-name="User_20_Entry"><text:span text:style-name="T228">: </text:span></text:span><text:span text:style-name="User_20_Entry"><text:span text:style-name="T275">sudo </text:span></text:span><text:span text:style-name="User_20_Entry"><text:span text:style-name="T277">more</text:span></text:span><text:span text:style-name="User_20_Entry"><text:span text:style-name="T275"> </text:span></text:span><text:span text:style-name="User_20_Entry"><text:span text:style-name="T276">/etc/NetworkManager/system-connections/</text:span></text:span><text:span text:style-name="User_20_Entry"><text:span text:style-name="T275">*</text:span></text:span></text:p></text:note-body></text:note></text:span></text:span><text:span text:style-name="Strong_20_Emphasis"><text:span text:style-name="T130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96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><text:span text:style-name="Strong_20_Emphasis"><text:span text:style-name="T75"><text:s/></text:span></text:span><text:span text:style-name="Strong_20_Emphasis"><text:span text:style-name="T131"><draw:control text:anchor-type="as-char" draw:z-index="0" draw:name="Vorm3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6"><text:span text:style-name="Strong_20_Emphasis"><text:span text:style-name="T75">Aanmelden als </text:span></text:span><text:span text:style-name="Definition"><text:span text:style-name="T21">gebruike</text:span></text:span><text:span text:style-name="Definition"><text:span text:style-name="T22">r</text:span></text:span><text:span text:style-name="Strong_20_Emphasis"><text:span text:style-name="T76"><text:note text:id="ftn3" text:note-class="footnote"><text:note-citation>3</text:note-citation><text:note-body><text:p text:style-name="P27"><text:span text:style-name="T266">E</text:span><text:span text:style-name="T267">v</text:span><text:span text:style-name="T268">en</text:span><text:span text:style-name="T270">t</text:span><text:span text:style-name="T271">uele </text:span><text:span text:style-name="T272">extra </text:span><text:span text:style-name="T274">gebruiker</text:span><text:span text:style-name="T272">s aanmelden </text:span><text:span text:style-name="T273">en dezelfde stappen uitvoeren</text:span><text:span text:style-name="T269">.</text:span></text:p></text:note-body></text:note></text:span></text:span><text:span text:style-name="Strong_20_Emphasis"><text:span text:style-name="T76">.</text:span></text:span></text:p>
          </table:table-cell>
        </table:table-row>
        <table:table-row table:style-name="TableLine94522640100992">
          <table:table-cell table:style-name="_31_._5f_Installatie_5f_voorbereiden.A1" office:value-type="string">
            <text:p text:style-name="P60"><text:span text:style-name="Strong_20_Emphasis"><text:span text:style-name="T7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522640101280">
          <table:table-cell table:style-name="_31_._5f_Installatie_5f_voorbereiden.A1" office:value-type="string">
            <text:p text:style-name="P67"><text:span text:style-name="Strong_20_Emphasis"><text:span text:style-name="T75"><text:s/></text:span></text:span><text:span text:style-name="Strong_20_Emphasis"><text:span text:style-name="T131"><draw:control text:anchor-type="as-char" draw:z-index="14" draw:name="Vorm4" draw:style-name="gr1" draw:text-style-name="P11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107"><text:span text:style-name="Strong_20_Emphasis"><text:span text:style-name="T75">Installeer </text:span></text:span><text:span text:style-name="Strong_20_Emphasis"><text:span text:style-name="T125">pakket kz </text:span></text:span><text:span text:style-name="Strong_20_Emphasis"><text:span text:style-name="T127">van Karel Zimmer </text:span></text:span><text:span text:style-name="Strong_20_Emphasis"><text:span text:style-name="T125">met </text:span></text:span><text:span text:style-name="Strong_20_Emphasis"><text:span text:style-name="T127">Linux documenten</text:span></text:span><text:span text:style-name="Strong_20_Emphasis"><text:span text:style-name="T126"> en </text:span></text:span><text:span text:style-name="Strong_20_Emphasis"><text:span text:style-name="T124">scripts </text:span></text:span><text:span text:style-name="Strong_20_Emphasis"><text:span text:style-name="T77">via </text:span></text:span><text:span text:style-name="Strong_20_Emphasis"><text:span text:style-name="T79">een </text:span></text:span><text:span text:style-name="Strong_20_Emphasis"><text:span text:style-name="T80">druk op de </text:span></text:span><text:span text:style-name="Strong_20_Emphasis"><text:span text:style-name="T94">Super</text:span></text:span><text:span text:style-name="Strong_20_Emphasis"><text:span text:style-name="T80">-toets</text:span></text:span><text:span text:style-name="Strong_20_Emphasis"><text:span text:style-name="T80"><text:note text:id="ftn4" text:note-class="footnote"><text:note-citation>4</text:note-citation><text:note-body><text:p text:style-name="P24"><text:span text:style-name="T296">De </text:span><text:span text:style-name="T297">Super</text:span><text:span text:style-name="T296">-toets is de Windows</text:span><text:span text:style-name="T298">-</text:span><text:span text:style-name="T299">toets</text:span><text:span text:style-name="T296">, </text:span><text:span text:style-name="T298">C</text:span><text:span text:style-name="T296">ommand-</text:span><text:span text:style-name="T299">toets</text:span><text:span text:style-name="T296">, of </text:span><text:span text:style-name="T298">V</text:span><text:span text:style-name="T296">ergrootglas-toets.</text:span></text:p></text:note-body></text:note></text:span></text:span><text:span text:style-name="Strong_20_Emphasis"><text:span text:style-name="T79">, </text:span></text:span><text:span text:style-name="Strong_20_Emphasis"><text:span text:style-name="T81">t</text:span></text:span><text:span text:style-name="Strong_20_Emphasis"><text:span text:style-name="T82">yp </text:span></text:span><text:span text:style-name="Strong_20_Emphasis"><text:span text:style-name="T162">ter</text:span></text:span><text:span text:style-name="Strong_20_Emphasis"><text:span text:style-name="T163">m</text:span></text:span><text:span text:style-name="Strong_20_Emphasis"><text:span text:style-name="T83"> </text:span></text:span><text:span text:style-name="Strong_20_Emphasis"><text:span text:style-name="T84">e</text:span></text:span><text:span text:style-name="Strong_20_Emphasis"><text:span text:style-name="T77">n </text:span></text:span><text:span text:style-name="Strong_20_Emphasis"><text:span text:style-name="T85">k</text:span></text:span><text:span text:style-name="Strong_20_Emphasis"><text:span text:style-name="T77">lik op het pictogram van </text:span></text:span><text:span text:style-name="Strong_20_Emphasis"><text:span text:style-name="T164">Terminalvenster</text:span></text:span><text:span text:style-name="Strong_20_Emphasis"><text:span text:style-name="T86">.</text:span></text:span><text:span text:style-name="Strong_20_Emphasis"><text:span text:style-name="T83"> </text:span></text:span></text:p>
          </table:table-cell>
        </table:table-row>
        <table:table-row table:style-name="TableLine94522640101568">
          <table:table-cell table:style-name="_31_._5f_Installatie_5f_voorbereiden.A1" office:value-type="string">
            <text:p text:style-name="P71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75"><text:span text:style-name="T4">Typ</text:span><text:span text:style-name="Strong_20_Emphasis"><text:span text:style-name="T87">, of </text:span></text:span><text:span text:style-name="Strong_20_Emphasis"><text:span text:style-name="T83">kopieer en plak, de</text:span></text:span><text:span text:style-name="Strong_20_Emphasis"><text:span text:style-name="T88">z</text:span></text:span><text:span text:style-name="Strong_20_Emphasis"><text:span text:style-name="T83">e </text:span></text:span><text:span text:style-name="Strong_20_Emphasis"><text:span text:style-name="T89">drie </text:span></text:span><text:span text:style-name="Strong_20_Emphasis"><text:span text:style-name="T83">opdrachten, ieder gevolgd door de </text:span></text:span><text:span text:style-name="Strong_20_Emphasis"><text:span text:style-name="T78">Enter</text:span></text:span><text:span text:style-name="Strong_20_Emphasis"><text:span text:style-name="T77">-toets:<text:line-break/></text:span></text:span><text:span text:style-name="User_20_Entry"><text:span text:style-name="T45">sudo</text:span></text:span><text:span text:style-name="User_20_Entry"><text:span text:style-name="T46"> </text:span></text:span><text:span text:style-name="User_20_Entry"><text:span text:style-name="T45">apt install wget</text:span></text:span></text:p>
            <text:p text:style-name="P75"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52264010185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0"><text:span text:style-name="T3">V</text:span><text:span text:style-name="Strong_20_Emphasis"><text:span text:style-name="T90">olg </text:span></text:span><text:span text:style-name="Strong_20_Emphasis"><text:span text:style-name="T91">de aanwijzingen op het scherm.</text:span></text:span></text:p>
          </table:table-cell>
        </table:table-row>
        <table:table-row table:style-name="TableLine9452264010214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522640102432">
          <table:table-cell table:style-name="_31_._5f_Installatie_5f_voorbereiden.A1" office:value-type="string">
            <text:p text:style-name="P67"><text:span text:style-name="Strong_20_Emphasis"><text:span text:style-name="T75"><text:s/></text:span></text:span><text:span text:style-name="Strong_20_Emphasis"><text:span text:style-name="T131"><draw:control text:anchor-type="as-char" draw:z-index="1" draw:name="Vorm6" draw:style-name="gr1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9">Bereid de installatie voor </text:span></text:span><text:span text:style-name="Strong_20_Emphasis"><text:span text:style-name="T77">via </text:span></text:span><text:span text:style-name="Strong_20_Emphasis"><text:span text:style-name="T79">een </text:span></text:span><text:span text:style-name="Strong_20_Emphasis"><text:span text:style-name="T92">druk </text:span></text:span><text:span text:style-name="Strong_20_Emphasis"><text:span text:style-name="T93">op de </text:span></text:span><text:span text:style-name="Strong_20_Emphasis"><text:span text:style-name="T94">Super</text:span></text:span><text:span text:style-name="Strong_20_Emphasis"><text:span text:style-name="T93">-toets</text:span></text:span><text:span text:style-name="Strong_20_Emphasis"><text:span text:style-name="T48"><text:note-ref text:note-class="footnote" text:reference-format="text" text:ref-name="ftn4">4</text:note-ref></text:span></text:span><text:span text:style-name="Strong_20_Emphasis"><text:span text:style-name="T79">, </text:span></text:span><text:span text:style-name="Strong_20_Emphasis"><text:span text:style-name="T95">t</text:span></text:span><text:span text:style-name="Strong_20_Emphasis"><text:span text:style-name="T82">yp </text:span></text:span><text:span text:style-name="Strong_20_Emphasis"><text:span text:style-name="T165">men</text:span></text:span><text:span text:style-name="Strong_20_Emphasis"><text:span text:style-name="T166">u</text:span></text:span><text:span text:style-name="Strong_20_Emphasis"><text:span text:style-name="T80"> </text:span></text:span><text:span text:style-name="Strong_20_Emphasis"><text:span text:style-name="T96">e</text:span></text:span><text:span text:style-name="Strong_20_Emphasis"><text:span text:style-name="T77">n </text:span></text:span><text:span text:style-name="Strong_20_Emphasis"><text:span text:style-name="T85">k</text:span></text:span><text:span text:style-name="Strong_20_Emphasis"><text:span text:style-name="T77">lik op het pictogram van</text:span></text:span><text:span text:style-name="Strong_20_Emphasis"><text:span text:style-name="T132">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93">.</text:span></text:span></text:p>
          </table:table-cell>
        </table:table-row>
        <table:table-row table:style-name="TableLine94522640102720">
          <table:table-cell table:style-name="_31_._5f_Installatie_5f_voorbereiden.A1" office:value-type="string">
            <text:p text:style-name="P67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97">K</text:span></text:span><text:span text:style-name="Strong_20_Emphasis"><text:span text:style-name="T98">ie</text:span></text:span><text:span text:style-name="Strong_20_Emphasis"><text:span text:style-name="T99">s</text:span></text:span><text:span text:style-name="Strong_20_Emphasis"><text:span text:style-name="T91"> </text:span></text:span><text:span text:style-name="Strong_20_Emphasis"><text:span text:style-name="T192">1</text:span></text:span><text:span text:style-name="Strong_20_Emphasis"><text:span text:style-name="T193"> </text:span></text:span><text:span text:style-name="Strong_20_Emphasis"><text:span text:style-name="T194">In</text:span></text:span><text:span text:style-name="Strong_20_Emphasis"><text:span text:style-name="T183">stallatie voorbereiden</text:span></text:span><text:span text:style-name="Strong_20_Emphasis"><text:span text:style-name="T100"> </text:span></text:span><text:span text:style-name="Strong_20_Emphasis"><text:span text:style-name="T101">en </text:span></text:span><text:span text:style-name="Strong_20_Emphasis"><text:span text:style-name="T102">v</text:span></text:span><text:span text:style-name="Strong_20_Emphasis"><text:span text:style-name="T91">olg de aanwijzingen op het scherm.</text:span></text:span></text:p>
          </table:table-cell>
        </table:table-row>
      </table:table>
      <text:p text:style-name="P42"/>
      <text:list xml:id="list80903021173494" text:continue-numbering="true" text:style-name="L1">
        <text:list-item>
          <text:p text:style-name="P111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22639962288">
          <table:table-cell table:style-name="_32_._5f_Installatie_5f_uitvoeren.A1" office:value-type="string">
            <text:p text:style-name="P67"><text:span text:style-name="Strong_20_Emphasis"><text:span text:style-name="T75"><text:s/></text:span></text:span><text:span text:style-name="Strong_20_Emphasis"><text:span text:style-name="T131"><draw:control text:anchor-type="as-char" draw:z-index="2" draw:name="Vorm9" draw:style-name="gr1" draw:text-style-name="P11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7"><text:span text:style-name="T342">Start de computer op vanaf </text:span><text:span text:style-name="T343">een </text:span><text:span text:style-name="T343"><text:reference-ref text:reference-format="text" text:ref-name="Distributie">Debian</text:reference-ref></text:span><text:span text:style-name="T343"><text:s/></text:span><text:span text:style-name="Strong_20_Emphasis"><text:span text:style-name="T318"><text:reference-ref text:reference-format="text" text:ref-name="Versie">11</text:reference-ref></text:span></text:span><text:span text:style-name="Strong_20_Emphasis"><text:span text:style-name="T318"><text:s/></text:span></text:span><text:span text:style-name="T344">(</text:span><text:span text:style-name="T345">Live</text:span><text:span text:style-name="T218"><text:note text:id="ftn5" text:note-class="footnote"><text:note-citation>1</text:note-citation><text:note-body><text:p text:style-name="P28"><text:span text:style-name="T391">Vanaf ee</text:span>n Live <text:span text:style-name="T394">USB-stick </text:span><text:span text:style-name="T409">(</text:span><text:span text:style-name="T394">of </text:span><text:span text:style-name="T409">cd/dvd</text:span><text:span text:style-name="T357">)</text:span><text:span text:style-name="T395"> </text:span>kunt <text:span text:style-name="T391">u opstarten en</text:span> met <text:reference-ref text:reference-format="text" text:ref-name="Distributie">Debian</text:reference-ref><text:s/>werken zonder deze te installeren.</text:p></text:note-body></text:note></text:span><text:span text:style-name="T219">)</text:span><text:span text:style-name="T217"> </text:span><text:span text:style-name="T220">GNOME</text:span><text:span text:style-name="T217"> </text:span><text:span text:style-name="T221">USB-stick</text:span><text:span text:style-name="T221"><text:note text:id="ftn6" text:note-class="footnote"><text:note-citation>2</text:note-citation><text:note-body><text:p text:style-name="P95"><text:span text:style-name="T33">D</text:span><text:span text:style-name="Strong_20_Emphasis"><text:span text:style-name="T231">ow</text:span></text:span><text:span text:style-name="Strong_20_Emphasis"><text:span text:style-name="T232">nload </text:span></text:span><text:span text:style-name="Strong_20_Emphasis"><text:span text:style-name="T224">e</text:span></text:span><text:span text:style-name="Strong_20_Emphasis"><text:span text:style-name="T233">e</text:span></text:span><text:span text:style-name="Strong_20_Emphasis"><text:span text:style-name="T234">n</text:span></text:span><text:span text:style-name="Strong_20_Emphasis"><text:span text:style-name="T264"> </text:span></text:span><text:span text:style-name="Strong_20_Emphasis"><text:span text:style-name="T232">Live CD </text:span></text:span><text:span text:style-name="Strong_20_Emphasis"><text:span text:style-name="T235">v</text:span></text:span><text:span text:style-name="Strong_20_Emphasis"><text:span text:style-name="T236">anaf</text:span></text:span><text:span text:style-name="Strong_20_Emphasis"><text:span text:style-name="T237"> </text:span></text:span><text:a xlink:type="simple" xlink:href="https://www.debian.org/CD/live/" text:style-name="Internet_20_link" text:visited-style-name="Visited_20_Internet_20_Link"><text:span text:style-name="Strong_20_Emphasis"><text:span text:style-name="T399">debian.org/cd/live</text:span></text:span></text:a><text:span text:style-name="Strong_20_Emphasis"><text:span text:style-name="T237">, blader naar beneden en klik op </text:span></text:span><text:span text:style-name="Strong_20_Emphasis"><text:span text:style-name="T251">unofficial live images for stable with firmware included</text:span></text:span><text:span text:style-name="Strong_20_Emphasis"><text:span text:style-name="T237">. Klik vervolgens door </text:span></text:span><text:span text:style-name="Strong_20_Emphasis"><text:span text:style-name="T225">naar</text:span></text:span><text:span text:style-name="Strong_20_Emphasis"><text:span text:style-name="T237"> </text:span></text:span><text:span text:style-name="Strong_20_Emphasis"><text:span text:style-name="T251">amd64</text:span></text:span><text:span text:style-name="Strong_20_Emphasis"><text:span text:style-name="T237"> en </text:span></text:span><text:span text:style-name="Strong_20_Emphasis"><text:span text:style-name="T251">iso-hybrid</text:span></text:span><text:span text:style-name="Strong_20_Emphasis"><text:span text:style-name="T237">. </text:span></text:span><text:span text:style-name="Strong_20_Emphasis"><text:span text:style-name="T225">D</text:span></text:span><text:span text:style-name="Strong_20_Emphasis"><text:span text:style-name="T238">aar aangekomen kies </text:span></text:span><text:span text:style-name="T252">debian-live-11...</text:span><text:span text:style-name="T253">-</text:span><text:span text:style-name="T252">amd-64-</text:span><text:span text:style-name="T253">gnome</text:span><text:span text:style-name="T254">+non-fre</text:span><text:span text:style-name="T255">e</text:span><text:span text:style-name="T254">.iso</text:span><text:span text:style-name="Strong_20_Emphasis"><text:span text:style-name="T232">, </text:span></text:span><text:span text:style-name="Strong_20_Emphasis"><text:span text:style-name="T231">e</text:span></text:span><text:span text:style-name="Strong_20_Emphasis"><text:span text:style-name="T239">n </text:span></text:span><text:span text:style-name="T33">plaats een USB-stick </text:span><text:span text:style-name="T34">van </text:span><text:span text:style-name="T33">min</text:span><text:span text:style-name="T35">imaal </text:span><text:span text:style-name="T33">4 GB.</text:span></text:p><text:p text:style-name="P92"><text:span text:style-name="T33"><text:tab/></text:span><text:span text:style-name="Strong_20_Emphasis"><text:span text:style-name="T226">G</text:span></text:span><text:span text:style-name="Strong_20_Emphasis"><text:span text:style-name="T240">ebruik </text:span></text:span><text:span text:style-name="Strong_20_Emphasis"><text:span text:style-name="T241">het programma balenaEtche</text:span></text:span><text:span text:style-name="Strong_20_Emphasis"><text:span text:style-name="T242">r</text:span></text:span><text:span text:style-name="Strong_20_Emphasis"><text:span text:style-name="T241"> </text:span></text:span><text:span text:style-name="Strong_20_Emphasis"><text:span text:style-name="T243">(</text:span></text:span><text:a xlink:type="simple" xlink:href="https://www.balena.io/etcher/" text:style-name="Internet_20_link" text:visited-style-name="Visited_20_Internet_20_Link"><text:span text:style-name="Strong_20_Emphasis"><text:span text:style-name="T400">etcher.io</text:span></text:span></text:a><text:span text:style-name="Strong_20_Emphasis"><text:span text:style-name="T243">) </text:span></text:span><text:span text:style-name="Strong_20_Emphasis"><text:span text:style-name="T244">om de CD naar de USB-stick te schrijven</text:span></text:span><text:span text:style-name="Strong_20_Emphasis"><text:span text:style-name="T243">; </text:span></text:span><text:span text:style-name="Strong_20_Emphasis"><text:span text:style-name="T241">balenaEtche</text:span></text:span><text:span text:style-name="Strong_20_Emphasis"><text:span text:style-name="T242">r</text:span></text:span><text:span text:style-name="Strong_20_Emphasis"><text:span text:style-name="T245"> is</text:span></text:span><text:span text:style-name="Strong_20_Emphasis"><text:span text:style-name="T243"> </text:span></text:span><text:span text:style-name="Strong_20_Emphasis"><text:span text:style-name="T246">beschikbaar voor </text:span></text:span><text:span text:style-name="Strong_20_Emphasis"><text:span text:style-name="T247">Windows, </text:span></text:span><text:span text:style-name="Strong_20_Emphasis"><text:span text:style-name="T248">OS X</text:span></text:span><text:span text:style-name="Strong_20_Emphasis"><text:span text:style-name="T241">, </text:span></text:span><text:span text:style-name="Strong_20_Emphasis"><text:span text:style-name="T243">en </text:span></text:span><text:span text:style-name="Strong_20_Emphasis"><text:span text:style-name="T249">GNU/</text:span></text:span><text:span text:style-name="Strong_20_Emphasis"><text:span text:style-name="T241">Linux</text:span></text:span><text:span text:style-name="Strong_20_Emphasis"><text:span text:style-name="T250">.</text:span></text:span></text:p></text:note-body></text:note></text:span><text:span text:style-name="T217">.</text:span></text:p>
            <text:p text:style-name="P62"><text:span text:style-name="T222">Opstartmenu/</text:span><text:span text:style-name="T223">boot menu</text:span><text:span text:style-name="T222"> </text:span><text:span text:style-name="T217">via </text:span><text:span text:style-name="Definition"><text:span text:style-name="T5">opstartmenu</text:span></text:span><text:span text:style-name="T217">, </text:span><text:span text:style-name="T222">instellingen/</text:span><text:span text:style-name="T223">setup</text:span><text:span text:style-name="T217"> via </text:span><text:span text:style-name="Definition"><text:span text:style-name="T5">instellingen</text:span></text:span><text:span text:style-name="T217">.</text:span></text:p>
          </table:table-cell>
        </table:table-row>
        <table:table-row table:style-name="TableLine94522640020752">
          <table:table-cell table:style-name="_32_._5f_Installatie_5f_uitvoeren.A1" office:value-type="string">
            <text:p text:style-name="P67"><text:span text:style-name="Strong_20_Emphasis"><text:span text:style-name="T75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34">K</text:span></text:span><text:span text:style-name="Strong_20_Emphasis"><text:span text:style-name="T135">ies </text:span></text:span><text:span text:style-name="Strong_20_Emphasis"><text:span text:style-name="T136">eerste keuze </text:span></text:span><text:span text:style-name="Strong_20_Emphasis"><text:span text:style-name="T137">en druk op de </text:span></text:span><text:span text:style-name="Strong_20_Emphasis"><text:span text:style-name="T138">Enter</text:span></text:span><text:span text:style-name="Strong_20_Emphasis"><text:span text:style-name="T137">-toets.</text:span></text:span></text:p>
          </table:table-cell>
        </table:table-row>
        <table:table-row table:style-name="TableLine9452264027368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><text:span text:style-name="Strong_20_Emphasis"><text:span text:style-name="T75"><text:s/></text:span></text:span><text:span text:style-name="Strong_20_Emphasis"><text:span text:style-name="T131"><draw:control text:anchor-type="as-char" draw:z-index="18" draw:name="Vorm11_0" draw:style-name="gr1" draw:text-style-name="P114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53">O</text:span></text:span><text:span text:style-name="Strong_20_Emphasis"><text:span text:style-name="T54">p </text:span></text:span><text:span text:style-name="Strong_20_Emphasis"><text:span text:style-name="T55">d</text:span></text:span><text:span text:style-name="Strong_20_Emphasis"><text:span text:style-name="T54">e</text:span></text:span><text:span text:style-name="Strong_20_Emphasis"><text:span text:style-name="T56"> </text:span></text:span><text:span text:style-name="Strong_20_Emphasis"><text:span text:style-name="T54">scherm</text:span></text:span><text:span text:style-name="Strong_20_Emphasis"><text:span text:style-name="T55">en</text:span></text:span><text:span text:style-name="Strong_20_Emphasis"><text:span text:style-name="T54"> </text:span></text:span><text:span text:style-name="Strong_20_Emphasis"><text:span text:style-name="T174">Welcom</text:span></text:span><text:span text:style-name="Strong_20_Emphasis"><text:span text:style-name="T201">e</text:span></text:span><text:span text:style-name="Strong_20_Emphasis"><text:span text:style-name="T154"> </text:span></text:span><text:span text:style-name="Strong_20_Emphasis"><text:span text:style-name="T155">en </text:span></text:span><text:span text:style-name="Strong_20_Emphasis"><text:span text:style-name="T202">Typing </text:span></text:span><text:span text:style-name="Strong_20_Emphasis"><text:span text:style-name="T143">klik op </text:span></text:span><text:span text:style-name="Strong_20_Emphasis"><text:span text:style-name="T202">N</text:span></text:span><text:span text:style-name="Strong_20_Emphasis"><text:span text:style-name="T174">ext</text:span></text:span><text:span text:style-name="Strong_20_Emphasis"><text:span text:style-name="T14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57">Als het scherm </text:span></text:span><text:span text:style-name="Strong_20_Emphasis"><text:span text:style-name="T176">Wi-Fi</text:span></text:span><text:span text:style-name="Strong_20_Emphasis"><text:span text:style-name="T57"> verschijnt, kies een draadloos netwerk, maak verbinding, en klik op</text:span></text:span><text:span text:style-name="Strong_20_Emphasis"><text:span text:style-name="T143"> </text:span></text:span><text:span text:style-name="Strong_20_Emphasis"><text:span text:style-name="T202">N</text:span></text:span><text:span text:style-name="Strong_20_Emphasis"><text:span text:style-name="T174">ext</text:span></text:span><text:span text:style-name="Strong_20_Emphasis"><text:span text:style-name="T14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53">O</text:span></text:span><text:span text:style-name="Strong_20_Emphasis"><text:span text:style-name="T54">p het</text:span></text:span><text:span text:style-name="Strong_20_Emphasis"><text:span text:style-name="T56"> </text:span></text:span><text:span text:style-name="Strong_20_Emphasis"><text:span text:style-name="T54">scherm </text:span></text:span><text:span text:style-name="Strong_20_Emphasis"><text:span text:style-name="T202">Privacy</text:span></text:span><text:span text:style-name="Strong_20_Emphasis"><text:span text:style-name="T154"> </text:span></text:span><text:span text:style-name="Strong_20_Emphasis"><text:span text:style-name="T143">klik op </text:span></text:span><text:span text:style-name="Strong_20_Emphasis"><text:span text:style-name="T202">Next</text:span></text:span><text:span text:style-name="Strong_20_Emphasis"><text:span text:style-name="T14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139">O</text:span></text:span><text:span text:style-name="Strong_20_Emphasis"><text:span text:style-name="T144">p het scherm </text:span></text:span><text:span text:style-name="Strong_20_Emphasis"><text:span text:style-name="T182">Connect Your Online Accounts</text:span></text:span><text:span text:style-name="Strong_20_Emphasis"><text:span text:style-name="T144"> </text:span></text:span><text:span text:style-name="Strong_20_Emphasis"><text:span text:style-name="T145">klik </text:span></text:span><text:span text:style-name="Strong_20_Emphasis"><text:span text:style-name="T144">op </text:span></text:span><text:span text:style-name="Strong_20_Emphasis"><text:span text:style-name="T182">Skip</text:span></text:span><text:span text:style-name="Strong_20_Emphasis"><text:span text:style-name="T14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53">O</text:span></text:span><text:span text:style-name="Strong_20_Emphasis"><text:span text:style-name="T54">p het</text:span></text:span><text:span text:style-name="Strong_20_Emphasis"><text:span text:style-name="T56"> </text:span></text:span><text:span text:style-name="Strong_20_Emphasis"><text:span text:style-name="T54">scherm </text:span></text:span><text:span text:style-name="Strong_20_Emphasis"><text:span text:style-name="T201">Setup Complete</text:span></text:span><text:span text:style-name="Strong_20_Emphasis"><text:span text:style-name="T203"> </text:span></text:span><text:span text:style-name="Strong_20_Emphasis"><text:span text:style-name="T143">klik op </text:span></text:span><text:span text:style-name="Strong_20_Emphasis"><text:span text:style-name="T201">Start Using Debian GNU/Linux</text:span></text:span><text:span text:style-name="Strong_20_Emphasis"><text:span text:style-name="T14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58">Sluit het scherm </text:span></text:span><text:span text:style-name="Strong_20_Emphasis"><text:span text:style-name="T204">Getting Started</text:span></text:span><text:span text:style-name="Strong_20_Emphasis"><text:span text:style-name="T5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522640278784">
          <table:table-cell table:style-name="_32_._5f_Installatie_5f_uitvoeren.A1" office:value-type="string">
            <text:p text:style-name="P73"><text:span text:style-name="Strong_20_Emphasis"><text:span text:style-name="T75"><text:s/></text:span></text:span><text:span text:style-name="Strong_20_Emphasis"><text:span text:style-name="T131"><draw:control text:anchor-type="as-char" draw:z-index="16" draw:name="Vorm13_1" draw:style-name="gr1" draw:text-style-name="P114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59">Start de installatie</text:span></text:span><text:span text:style-name="Strong_20_Emphasis"><text:span text:style-name="T146"> </text:span></text:span><text:span text:style-name="Strong_20_Emphasis"><text:span text:style-name="T77">via </text:span></text:span><text:span text:style-name="Strong_20_Emphasis"><text:span text:style-name="T79">een </text:span></text:span><text:span text:style-name="Strong_20_Emphasis"><text:span text:style-name="T103">klik op </text:span></text:span><text:span text:style-name="Strong_20_Emphasis"><text:span text:style-name="T167">Activities</text:span></text:span><text:span text:style-name="Strong_20_Emphasis"><text:span text:style-name="T103"> en </text:span></text:span><text:span text:style-name="Strong_20_Emphasis"><text:span text:style-name="T104">een </text:span></text:span><text:span text:style-name="Strong_20_Emphasis"><text:span text:style-name="T103">klik op</text:span></text:span><text:span text:style-name="Strong_20_Emphasis"><text:span text:style-name="T105"> </text:span></text:span><text:span text:style-name="Strong_20_Emphasis"><text:span text:style-name="T168">Install Debian</text:span></text:span><text:span text:style-name="Strong_20_Emphasis"><text:span text:style-name="T60">.</text:span></text:span></text:p>
          </table:table-cell>
        </table:table-row>
        <table:table-row table:style-name="TableLine94522640279296">
          <table:table-cell table:style-name="_32_._5f_Installatie_5f_uitvoeren.A1" office:value-type="string">
            <text:p text:style-name="P67"><text:span text:style-name="Strong_20_Emphasis"><text:span text:style-name="T75"/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59">Bij </text:span></text:span><text:span text:style-name="Strong_20_Emphasis"><text:span text:style-name="T177">Welcome</text:span></text:span><text:span text:style-name="Strong_20_Emphasis"><text:span text:style-name="T59"> kies </text:span></text:span><text:span text:style-name="Strong_20_Emphasis"><text:span text:style-name="T177">Nederlands</text:span></text:span><text:span text:style-name="Strong_20_Emphasis"><text:span text:style-name="T59"> en klik op </text:span></text:span><text:span text:style-name="Strong_20_Emphasis"><text:span text:style-name="T177">Volgende</text:span></text:span><text:span text:style-name="Strong_20_Emphasis"><text:span text:style-name="T59">.</text:span></text:span></text:p>
          </table:table-cell>
        </table:table-row>
        <table:table-row table:style-name="TableLine94522640279920">
          <table:table-cell table:style-name="_32_._5f_Installatie_5f_uitvoeren.A1" office:value-type="string">
            <text:p text:style-name="P81"><text:span text:style-name="Strong_20_Emphasis"><text:span text:style-name="T75"/></text:span></text:p>
          </table:table-cell>
          <table:table-cell table:style-name="_32_._5f_Installatie_5f_uitvoeren.A1" office:value-type="string">
            <text:p text:style-name="P9">Bij <text:span text:style-name="T392">Locatie</text:span> kies bij <text:span text:style-name="T392">Regio</text:span> voor <text:span text:style-name="T392">Europa</text:span> en klik op <text:span text:style-name="T392">Volgende</text:span>.</text:p>
          </table:table-cell>
        </table:table-row>
        <table:table-row table:style-name="TableLine94522640280544">
          <table:table-cell table:style-name="_32_._5f_Installatie_5f_uitvoeren.A1" office:value-type="string">
            <text:p text:style-name="P81"><text:span text:style-name="Strong_20_Emphasis"><text:span text:style-name="T75"/></text:span></text:p>
          </table:table-cell>
          <table:table-cell table:style-name="_32_._5f_Installatie_5f_uitvoeren.A1" office:value-type="string">
            <text:p text:style-name="P9">Bij <text:span text:style-name="T392">Toetsenbord</text:span> kies <text:span text:style-name="T392">English (US)</text:span> en klik op <text:span text:style-name="T392">Volgende</text:span>.</text:p>
          </table:table-cell>
        </table:table-row>
        <table:table-row table:style-name="TableLine9452264028116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522640281792">
          <table:table-cell table:style-name="_32_._5f_Installatie_5f_uitvoeren.A1" office:value-type="string">
            <text:p text:style-name="P81"><text:span text:style-name="Strong_20_Emphasis"><text:span text:style-name="T75"><text:s/></text:span></text:span><text:span text:style-name="Strong_20_Emphasis"><text:span text:style-name="T131"><draw:control text:anchor-type="as-char" draw:z-index="19" draw:name="Vorm13_4" draw:style-name="gr1" draw:text-style-name="P11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9"><text:span text:style-name="T6">Bij </text:span><text:span text:style-name="T30">Partities</text:span><text:span text:style-name="T6"> </text:span><text:span text:style-name="T331">selecteer</text:span><text:span text:style-name="T6"> </text:span><text:span text:style-name="T7">de </text:span><text:span text:style-name="T6">gewenste </text:span><text:span text:style-name="T332">optie</text:span><text:span text:style-name="Strong_20_Emphasis"><text:span text:style-name="T59"> </text:span></text:span><text:span text:style-name="Strong_20_Emphasis"><text:span text:style-name="T61">en klik op </text:span></text:span><text:span text:style-name="Strong_20_Emphasis"><text:span text:style-name="T178">Volgende</text:span></text:span><text:span text:style-name="Strong_20_Emphasis"><text:span text:style-name="T61">.</text:span></text:span></text:p>
          </table:table-cell>
        </table:table-row>
        <table:table-row table:style-name="TableLine9452264031928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22640319568">
          <table:table-cell table:style-name="_32_._5f_Installatie_5f_uitvoeren.A1" office:value-type="string">
            <text:p text:style-name="P67"><text:span text:style-name="Strong_20_Emphasis"><text:span text:style-name="T75"><text:s/></text:span></text:span><text:span text:style-name="Strong_20_Emphasis"><text:span text:style-name="T131"><draw:control text:anchor-type="as-char" draw:z-index="3" draw:name="Vorm13" draw:style-name="gr1" draw:text-style-name="P11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140">Bij </text:span></text:span><text:span text:style-name="Strong_20_Emphasis"><text:span text:style-name="T175">Gebruikers</text:span></text:span><text:span text:style-name="Strong_20_Emphasis"><text:span text:style-name="T140"> vul in </text:span></text:span><text:span text:style-name="Strong_20_Emphasis"><text:span text:style-name="T179">Wat is je naam?</text:span></text:span><text:span text:style-name="Strong_20_Emphasis"><text:span text:style-name="T62"> </text:span></text:span><text:span text:style-name="Definition"><text:span text:style-name="T19">gebruiker</text:span></text:span><text:span text:style-name="Strong_20_Emphasis"><text:span text:style-name="T128">,</text:span></text:span><text:span text:style-name="Strong_20_Emphasis"><text:span text:style-name="T63"> </text:span></text:span><text:span text:style-name="Strong_20_Emphasis"><text:span text:style-name="T179">Welke naam wil je gebruiken om in te loggen?</text:span></text:span><text:span text:style-name="Strong_20_Emphasis"><text:span text:style-name="T63"> </text:span></text:span><text:span text:style-name="Definition"><text:span text:style-name="T20">gebruikers</text:span></text:span><text:span text:style-name="Definition"><text:span text:style-name="T19">naam</text:span></text:span><text:span text:style-name="Strong_20_Emphasis"><text:span text:style-name="T59">, </text:span></text:span><text:span text:style-name="Strong_20_Emphasis"><text:span text:style-name="T180">Wat is de </text:span></text:span><text:span text:style-name="Strong_20_Emphasis"><text:span text:style-name="T179">naam van deze </text:span></text:span><text:span text:style-name="Strong_20_Emphasis"><text:span text:style-name="T180">computer</text:span></text:span><text:span text:style-name="Strong_20_Emphasis"><text:span text:style-name="T64"> </text:span></text:span><text:span text:style-name="Definition"><text:span text:style-name="T19">computernaam</text:span></text:span><text:span text:style-name="Strong_20_Emphasis"><text:span text:style-name="T62">, </text:span></text:span><text:span text:style-name="Strong_20_Emphasis"><text:span text:style-name="T63">v</text:span></text:span><text:span text:style-name="Strong_20_Emphasis"><text:span text:style-name="T62">ul </text:span></text:span><text:span text:style-name="Strong_20_Emphasis"><text:span text:style-name="T65">tweemaal het wachtwoord </text:span></text:span><text:span text:style-name="Strong_20_Emphasis"><text:span text:style-name="T62">in</text:span></text:span><text:span text:style-name="Strong_20_Emphasis"><text:span text:style-name="T159">,</text:span></text:span><text:span text:style-name="Strong_20_Emphasis"><text:span text:style-name="T62"> </text:span></text:span><text:span text:style-name="Strong_20_Emphasis"><text:span text:style-name="T66">en </text:span></text:span><text:span text:style-name="Strong_20_Emphasis"><text:span text:style-name="T62">kl</text:span></text:span><text:span text:style-name="Strong_20_Emphasis"><text:span text:style-name="T53">ik op </text:span></text:span><text:span text:style-name="Strong_20_Emphasis"><text:span text:style-name="T184">V</text:span></text:span><text:span text:style-name="Strong_20_Emphasis"><text:span text:style-name="T185">olgende</text:span></text:span><text:span text:style-name="Strong_20_Emphasis"><text:span text:style-name="T53">.</text:span></text:span></text:p>
          </table:table-cell>
        </table:table-row>
        <table:table-row table:style-name="TableLine9452264031985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522640320144">
          <table:table-cell table:style-name="_32_._5f_Installatie_5f_uitvoeren.A1" office:value-type="string">
            <text:p text:style-name="P67"><text:span text:style-name="Strong_20_Emphasis"><text:span text:style-name="T75"><text:s/></text:span></text:span><text:span text:style-name="Strong_20_Emphasis"><text:span text:style-name="T131"><draw:control text:anchor-type="as-char" draw:z-index="4" draw:name="Vorm14" draw:style-name="gr1" draw:text-style-name="P11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67">Bij </text:span></text:span><text:span text:style-name="Strong_20_Emphasis"><text:span text:style-name="T205">Samenvatting</text:span></text:span><text:span text:style-name="Strong_20_Emphasis"><text:span text:style-name="T156"> </text:span></text:span><text:span text:style-name="Strong_20_Emphasis"><text:span text:style-name="T157">controleer het overzicht en</text:span></text:span><text:span text:style-name="Strong_20_Emphasis"><text:span text:style-name="T66"> </text:span></text:span><text:span text:style-name="Strong_20_Emphasis"><text:span text:style-name="T62">kl</text:span></text:span><text:span text:style-name="Strong_20_Emphasis"><text:span text:style-name="T53">ik op </text:span></text:span><text:span text:style-name="Strong_20_Emphasis"><text:span text:style-name="T186">Installeer</text:span></text:span><text:span text:style-name="Strong_20_Emphasis"><text:span text:style-name="T53">.</text:span></text:span></text:p>
          </table:table-cell>
        </table:table-row>
        <table:table-row table:style-name="TableLine94522640320432">
          <table:table-cell table:style-name="_32_._5f_Installatie_5f_uitvoeren.A1" office:value-type="string">
            <text:p text:style-name="P83"><text:span text:style-name="Strong_20_Emphasis"><text:span text:style-name="T75"/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67">Bij </text:span></text:span><text:span text:style-name="Strong_20_Emphasis"><text:span text:style-name="T206">Beëindigen</text:span></text:span><text:span text:style-name="Strong_20_Emphasis"><text:span text:style-name="T156"> </text:span></text:span><text:span text:style-name="Strong_20_Emphasis"><text:span text:style-name="T62">kl</text:span></text:span><text:span text:style-name="Strong_20_Emphasis"><text:span text:style-name="T53">ik op </text:span></text:span><text:span text:style-name="Strong_20_Emphasis"><text:span text:style-name="T187">Voltooid</text:span></text:span><text:span text:style-name="Strong_20_Emphasis"><text:span text:style-name="T53">.</text:span></text:span></text:p>
          </table:table-cell>
        </table:table-row>
        <table:table-row table:style-name="TableLine9452264032072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4522640321008">
          <table:table-cell table:style-name="_32_._5f_Installatie_5f_uitvoeren.A1" office:value-type="string">
            <text:p text:style-name="P67"><text:span text:style-name="Strong_20_Emphasis"><text:span text:style-name="T75"><text:s/></text:span></text:span><text:span text:style-name="Strong_20_Emphasis"><text:span text:style-name="T131"><draw:control text:anchor-type="as-char" draw:z-index="5" draw:name="Vorm20" draw:style-name="gr1" draw:text-style-name="P11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47">Verwijder </text:span></text:span><text:span text:style-name="Strong_20_Emphasis"><text:span text:style-name="T148">het </text:span></text:span><text:span text:style-name="Strong_20_Emphasis"><text:span text:style-name="T147">installatiemedium </text:span></text:span><text:span text:style-name="Strong_20_Emphasis"><text:span text:style-name="T149">en</text:span></text:span><text:span text:style-name="Strong_20_Emphasis"><text:span text:style-name="T147"> </text:span></text:span><text:span text:style-name="Strong_20_Emphasis"><text:span text:style-name="T150">druk </text:span></text:span><text:span text:style-name="Strong_20_Emphasis"><text:span text:style-name="T151">op</text:span></text:span><text:span text:style-name="Strong_20_Emphasis"><text:span text:style-name="T150"> </text:span></text:span><text:span text:style-name="Strong_20_Emphasis"><text:span text:style-name="T137">de </text:span></text:span><text:span text:style-name="Strong_20_Emphasis"><text:span text:style-name="T138">Enter</text:span></text:span><text:span text:style-name="Strong_20_Emphasis"><text:span text:style-name="T137">-toets</text:span></text:span><text:span text:style-name="Strong_20_Emphasis"><text:span text:style-name="T152">.</text:span></text:span></text:p>
          </table:table-cell>
        </table:table-row>
      </table:table>
      <text:p text:style-name="P61"><text:span text:style-name="Strong_20_Emphasis"><text:span text:style-name="T150"/></text:span></text:p>
      <text:list xml:id="list80904548120984" text:continue-numbering="true" text:style-name="L1">
        <text:list-item>
          <text:p text:style-name="P113"><text:span text:style-name="Strong_20_Emphasis"><text:span text:style-name="T207">Installatie </text:span></text:span><text:span text:style-name="Strong_20_Emphasis"><text:span text:style-name="T208">afronden</text:span></text:span></text:p>
        </text:list-item>
      </text:list>
      <text:p text:style-name="P63"><text:span text:style-name="Strong_20_Emphasis"><text:span text:style-name="T6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22640252256">
          <table:table-cell table:style-name="_33_._5f_Installatie_5f_afronden.A1" office:value-type="string">
            <text:p text:style-name="P68"><text:span text:style-name="Strong_20_Emphasis"><text:span text:style-name="T75"><text:s/></text:span></text:span><text:span text:style-name="Strong_20_Emphasis"><text:span text:style-name="T131"><draw:control text:anchor-type="as-char" draw:z-index="6" draw:name="Vorm22" draw:style-name="gr1" draw:text-style-name="P11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68">Aanmelden als </text:span></text:span><text:span text:style-name="Definition"><text:span text:style-name="T19">gebruiker</text:span></text:span><text:span text:style-name="Strong_20_Emphasis"><text:span text:style-name="T68">.</text:span></text:span></text:p>
          </table:table-cell>
        </table:table-row>
        <table:table-row table:style-name="TableLine9452263667270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22640471904">
          <table:table-cell table:style-name="_33_._5f_Installatie_5f_afronden.A1" office:value-type="string">
            <text:p text:style-name="P76"><text:span text:style-name="Strong_20_Emphasis"><text:span text:style-name="T75"><text:s/></text:span></text:span><text:span text:style-name="Strong_20_Emphasis"><text:span text:style-name="T131"><draw:control text:anchor-type="as-char" draw:z-index="17" draw:name="Vorm22_1" draw:style-name="gr1" draw:text-style-name="P114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53">O</text:span></text:span><text:span text:style-name="Strong_20_Emphasis"><text:span text:style-name="T54">p </text:span></text:span><text:span text:style-name="Strong_20_Emphasis"><text:span text:style-name="T56">de volgende schermen volg de aanwijzingen en klik op</text:span></text:span><text:span text:style-name="Strong_20_Emphasis"><text:span text:style-name="T143"> </text:span></text:span><text:span text:style-name="Strong_20_Emphasis"><text:span text:style-name="T209">Volgende </text:span></text:span><text:span text:style-name="Strong_20_Emphasis"><text:span text:style-name="T158">of </text:span></text:span><text:span text:style-name="Strong_20_Emphasis"><text:span text:style-name="T210">Overslaan</text:span></text:span><text:span text:style-name="Strong_20_Emphasis"><text:span text:style-name="T143">.</text:span></text:span></text:p>
          </table:table-cell>
        </table:table-row>
        <table:table-row table:style-name="TableLine945226404962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7"><text:span text:style-name="Strong_20_Emphasis"><text:span text:style-name="T53">O</text:span></text:span><text:span text:style-name="Strong_20_Emphasis"><text:span text:style-name="T54">p het scherm </text:span></text:span><text:span text:style-name="Strong_20_Emphasis"><text:span text:style-name="T211">Installatie Voltooid</text:span></text:span><text:span text:style-name="Strong_20_Emphasis"><text:span text:style-name="T203"> </text:span></text:span><text:span text:style-name="Strong_20_Emphasis"><text:span text:style-name="T143">klik op </text:span></text:span><text:span text:style-name="Strong_20_Emphasis"><text:span text:style-name="T211">Beginnen met</text:span></text:span><text:span text:style-name="Strong_20_Emphasis"><text:span text:style-name="T201"> Debian GNU/Linux</text:span></text:span><text:span text:style-name="Strong_20_Emphasis"><text:span text:style-name="T143">.</text:span></text:span></text:p>
          </table:table-cell>
        </table:table-row>
        <table:table-row table:style-name="TableLine9452259305467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0"><text:span text:style-name="Strong_20_Emphasis"><text:span text:style-name="T58">Sluit het scherm </text:span></text:span><text:span text:style-name="Strong_20_Emphasis"><text:span text:style-name="T212">Aan de slag</text:span></text:span><text:span text:style-name="Strong_20_Emphasis"><text:span text:style-name="T58">.</text:span></text:span></text:p>
          </table:table-cell>
        </table:table-row>
        <table:table-row table:style-name="TableLine9452263535617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6"><text:span text:style-name="Strong_20_Emphasis"><text:span text:style-name="T143"/></text:span></text:p>
          </table:table-cell>
        </table:table-row>
        <table:table-row table:style-name="TableLine94522640361440">
          <table:table-cell table:style-name="_33_._5f_Installatie_5f_afronden.A1" office:value-type="string">
            <text:p text:style-name="P68"><text:span text:style-name="Strong_20_Emphasis"><text:span text:style-name="T75"><text:s/></text:span></text:span><text:span text:style-name="Strong_20_Emphasis"><text:span text:style-name="T131"><draw:control text:anchor-type="as-char" draw:z-index="7" draw:name="Vorm23" draw:style-name="gr1" draw:text-style-name="P11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1"><text:span text:style-name="Strong_20_Emphasis"><text:span text:style-name="T69">Voeg </text:span></text:span><text:span text:style-name="Strong_20_Emphasis"><text:span text:style-name="T70">eventuele </text:span></text:span><text:span text:style-name="Strong_20_Emphasis"><text:span text:style-name="T71">extra </text:span></text:span><text:span text:style-name="Strong_20_Emphasis"><text:span text:style-name="T181">Standaard</text:span></text:span><text:span text:style-name="Strong_20_Emphasis"><text:span text:style-name="T74"> of </text:span></text:span><text:span text:style-name="Strong_20_Emphasis"><text:span text:style-name="T181">Beheerder</text:span></text:span><text:span text:style-name="Strong_20_Emphasis"><text:span text:style-name="T71"> </text:span></text:span><text:span text:style-name="Definition"><text:span text:style-name="T37">gebruiker</text:span></text:span><text:span text:style-name="Strong_20_Emphasis"><text:span text:style-name="T153">s </text:span></text:span><text:span text:style-name="Strong_20_Emphasis"><text:span text:style-name="T146">toe </text:span></text:span><text:span text:style-name="Strong_20_Emphasis"><text:span text:style-name="T77">via </text:span></text:span><text:span text:style-name="Strong_20_Emphasis"><text:span text:style-name="T79">een </text:span></text:span><text:span text:style-name="Strong_20_Emphasis"><text:span text:style-name="T80">druk op de </text:span></text:span><text:span text:style-name="Strong_20_Emphasis"><text:span text:style-name="T94">Super</text:span></text:span><text:span text:style-name="Strong_20_Emphasis"><text:span text:style-name="T80">-toets</text:span></text:span><text:span text:style-name="Strong_20_Emphasis"><text:span text:style-name="T80"><text:note text:id="ftn7" text:note-class="footnote"><text:note-citation>1</text:note-citation><text:note-body><text:p text:style-name="P25"><text:span text:style-name="T296">De </text:span><text:span text:style-name="T297">Super</text:span><text:span text:style-name="T296">-toets is de Windows</text:span><text:span text:style-name="T298">-</text:span><text:span text:style-name="T299">toets</text:span><text:span text:style-name="T296">, </text:span><text:span text:style-name="T298">C</text:span><text:span text:style-name="T296">ommand-</text:span><text:span text:style-name="T299">toets</text:span><text:span text:style-name="T296">, of </text:span><text:span text:style-name="T298">V</text:span><text:span text:style-name="T296">ergrootglas-toets.</text:span></text:p></text:note-body></text:note></text:span></text:span><text:span text:style-name="Strong_20_Emphasis"><text:span text:style-name="T79">, </text:span></text:span><text:span text:style-name="Strong_20_Emphasis"><text:span text:style-name="T81">t</text:span></text:span><text:span text:style-name="Strong_20_Emphasis"><text:span text:style-name="T82">yp </text:span></text:span><text:span text:style-name="Strong_20_Emphasis"><text:span text:style-name="T169">geb</text:span></text:span><text:span text:style-name="Strong_20_Emphasis"><text:span text:style-name="T170">r</text:span></text:span><text:span text:style-name="Strong_20_Emphasis"><text:span text:style-name="T80"> </text:span></text:span><text:span text:style-name="Strong_20_Emphasis"><text:span text:style-name="T84">e</text:span></text:span><text:span text:style-name="Strong_20_Emphasis"><text:span text:style-name="T77">n </text:span></text:span><text:span text:style-name="Strong_20_Emphasis"><text:span text:style-name="T85">k</text:span></text:span><text:span text:style-name="Strong_20_Emphasis"><text:span text:style-name="T77">lik </text:span></text:span><text:span text:style-name="Strong_20_Emphasis"><text:span text:style-name="T106">bij </text:span></text:span><text:span text:style-name="Strong_20_Emphasis"><text:span text:style-name="T188">Instellingen </text:span></text:span><text:span text:style-name="Strong_20_Emphasis"><text:span text:style-name="T107">rechts o</text:span></text:span><text:span text:style-name="Strong_20_Emphasis"><text:span text:style-name="T77">p </text:span></text:span><text:span text:style-name="Strong_20_Emphasis"><text:span text:style-name="T189">Gebruikers</text:span></text:span><text:span text:style-name="Strong_20_Emphasis"><text:span text:style-name="T108">.</text:span></text:span></text:p>
          </table:table-cell>
        </table:table-row>
        <table:table-row table:style-name="TableLine9452264038052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41">Klik links</text:span></text:span><text:span text:style-name="Strong_20_Emphasis"><text:span text:style-name="T160"> </text:span></text:span><text:span text:style-name="Strong_20_Emphasis"><text:span text:style-name="T109">op </text:span></text:span><text:span text:style-name="Strong_20_Emphasis"><text:span text:style-name="T171">Ontgrendelen</text:span></text:span><text:span text:style-name="Strong_20_Emphasis"><text:span text:style-name="T109"> </text:span></text:span><text:span text:style-name="Strong_20_Emphasis"><text:span text:style-name="T110">en daarna op </text:span></text:span><text:span text:style-name="Strong_20_Emphasis"><text:span text:style-name="T195">Gebruik</text:span></text:span><text:span text:style-name="Strong_20_Emphasis"><text:span text:style-name="T196">er</text:span></text:span><text:span text:style-name="Strong_20_Emphasis"><text:span text:style-name="T195"> toevoegen</text:span></text:span><text:span text:style-name="Strong_20_Emphasis"><text:span text:style-name="T110">.</text:span></text:span></text:p>
          </table:table-cell>
        </table:table-row>
        <table:table-row table:style-name="TableLine945226392246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60">Sluit </text:span></text:span><text:span text:style-name="Strong_20_Emphasis"><text:span text:style-name="T195">Gebruiker toevoegen</text:span></text:span><text:span text:style-name="Strong_20_Emphasis"><text:span text:style-name="T110">.</text:span></text:span></text:p>
          </table:table-cell>
        </table:table-row>
        <table:table-row table:style-name="TableLine945226403832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22640377840">
          <table:table-cell table:style-name="_33_._5f_Installatie_5f_afronden.A1" office:value-type="string">
            <text:p text:style-name="P67"><text:span text:style-name="Strong_20_Emphasis"><text:span text:style-name="T75"><text:s/></text:span></text:span><text:span text:style-name="Strong_20_Emphasis"><text:span text:style-name="T131"><draw:control text:anchor-type="as-char" draw:z-index="15" draw:name="Vorm4_1" draw:style-name="gr1" draw:text-style-name="P114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108"><text:span text:style-name="Strong_20_Emphasis"><text:span text:style-name="T75">Installeer </text:span></text:span><text:span text:style-name="Strong_20_Emphasis"><text:span text:style-name="T125">pakket kz </text:span></text:span><text:span text:style-name="Strong_20_Emphasis"><text:span text:style-name="T127">van Karel Zimmer </text:span></text:span><text:span text:style-name="Strong_20_Emphasis"><text:span text:style-name="T125">met </text:span></text:span><text:span text:style-name="Strong_20_Emphasis"><text:span text:style-name="T127">Linux documenten</text:span></text:span><text:span text:style-name="Strong_20_Emphasis"><text:span text:style-name="T126"> en </text:span></text:span><text:span text:style-name="Strong_20_Emphasis"><text:span text:style-name="T124">scripts</text:span></text:span><text:span text:style-name="Strong_20_Emphasis"><text:span text:style-name="T75"> </text:span></text:span><text:span text:style-name="Strong_20_Emphasis"><text:span text:style-name="T77">via </text:span></text:span><text:span text:style-name="Strong_20_Emphasis"><text:span text:style-name="T79">een </text:span></text:span><text:span text:style-name="Strong_20_Emphasis"><text:span text:style-name="T80">druk op de </text:span></text:span><text:span text:style-name="Strong_20_Emphasis"><text:span text:style-name="T94">Super</text:span></text:span><text:span text:style-name="Strong_20_Emphasis"><text:span text:style-name="T80">-toets</text:span></text:span><text:span text:style-name="Strong_20_Emphasis"><text:span text:style-name="T49"><text:note-ref text:note-class="footnote" text:reference-format="text" text:ref-name="ftn7">1</text:note-ref></text:span></text:span><text:span text:style-name="Strong_20_Emphasis"><text:span text:style-name="T79">, </text:span></text:span><text:span text:style-name="Strong_20_Emphasis"><text:span text:style-name="T81">t</text:span></text:span><text:span text:style-name="Strong_20_Emphasis"><text:span text:style-name="T82">yp </text:span></text:span><text:span text:style-name="Strong_20_Emphasis"><text:span text:style-name="T162">ter</text:span></text:span><text:span text:style-name="Strong_20_Emphasis"><text:span text:style-name="T163">m</text:span></text:span><text:span text:style-name="Strong_20_Emphasis"><text:span text:style-name="T83"> </text:span></text:span><text:span text:style-name="Strong_20_Emphasis"><text:span text:style-name="T84">e</text:span></text:span><text:span text:style-name="Strong_20_Emphasis"><text:span text:style-name="T77">n </text:span></text:span><text:span text:style-name="Strong_20_Emphasis"><text:span text:style-name="T85">k</text:span></text:span><text:span text:style-name="Strong_20_Emphasis"><text:span text:style-name="T77">lik op het pictogram van </text:span></text:span><text:span text:style-name="Strong_20_Emphasis"><text:span text:style-name="T164">Terminalvenster</text:span></text:span><text:span text:style-name="Strong_20_Emphasis"><text:span text:style-name="T83">. </text:span></text:span></text:p>
          </table:table-cell>
        </table:table-row>
        <table:table-row table:style-name="TableLine94522640415472">
          <table:table-cell table:style-name="_33_._5f_Installatie_5f_afronden.A1" office:value-type="string">
            <text:p text:style-name="P71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74"><text:span text:style-name="T4">Typ</text:span><text:span text:style-name="Strong_20_Emphasis"><text:span text:style-name="T87">, of </text:span></text:span><text:span text:style-name="Strong_20_Emphasis"><text:span text:style-name="T83">kopieer en plak, de</text:span></text:span><text:span text:style-name="Strong_20_Emphasis"><text:span text:style-name="T111">z</text:span></text:span><text:span text:style-name="Strong_20_Emphasis"><text:span text:style-name="T112">e</text:span></text:span><text:span text:style-name="Strong_20_Emphasis"><text:span text:style-name="T83"> </text:span></text:span><text:span text:style-name="Strong_20_Emphasis"><text:span text:style-name="T89">drie </text:span></text:span><text:span text:style-name="Strong_20_Emphasis"><text:span text:style-name="T83">opdrachten, ieder gevolgd door de </text:span></text:span><text:span text:style-name="Strong_20_Emphasis"><text:span text:style-name="T78">Enter</text:span></text:span><text:span text:style-name="Strong_20_Emphasis"><text:span text:style-name="T77">-toets:<text:line-break/></text:span></text:span><text:span text:style-name="User_20_Entry"><text:span text:style-name="T45">sudo</text:span></text:span><text:span text:style-name="User_20_Entry"><text:span text:style-name="T46"> </text:span></text:span><text:span text:style-name="User_20_Entry"><text:span text:style-name="T45">apt install wget</text:span></text:span><text:span text:style-name="User_20_Entry"><text:span text:style-name="T46"><text:line-break/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52264034654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9"><text:span text:style-name="Strong_20_Emphasis"><text:span text:style-name="T89">V</text:span></text:span><text:span text:style-name="Strong_20_Emphasis"><text:span text:style-name="T90">olg </text:span></text:span><text:span text:style-name="Strong_20_Emphasis"><text:span text:style-name="T91">de aanwijzingen op het scherm.</text:span></text:span></text:p>
          </table:table-cell>
        </table:table-row>
        <table:table-row table:style-name="TableLine9452264047651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522640495808">
          <table:table-cell table:style-name="_33_._5f_Installatie_5f_afronden.A1" office:value-type="string">
            <text:p text:style-name="P68"><text:span text:style-name="Strong_20_Emphasis"><text:span text:style-name="T75"><text:s/></text:span></text:span><text:span text:style-name="Strong_20_Emphasis"><text:span text:style-name="T131"><draw:control text:anchor-type="as-char" draw:z-index="8" draw:name="Vorm33" draw:style-name="gr1" draw:text-style-name="P11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113">Rond de</text:span></text:span><text:span text:style-name="Strong_20_Emphasis"><text:span text:style-name="T114"> installatie </text:span></text:span><text:span text:style-name="Strong_20_Emphasis"><text:span text:style-name="T113">af</text:span></text:span><text:span text:style-name="Strong_20_Emphasis"><text:span text:style-name="T113"><text:note text:id="ftn8" text:note-class="footnote"><text:note-citation>2</text:note-citation><text:note-body><text:p text:style-name="P106">De installatie kan <text:span text:style-name="T410">ge</text:span>controle<text:span text:style-name="T410">e</text:span>r<text:span text:style-name="T410">d worden </text:span>op volledigheid met <text:span text:style-name="T411">bestand</text:span> <text:span text:style-name="T393">Persoonlijke map / kz / Apps</text:span>.</text:p></text:note-body></text:note></text:span></text:span><text:span text:style-name="Strong_20_Emphasis"><text:span text:style-name="T113"> </text:span></text:span><text:span text:style-name="Strong_20_Emphasis"><text:span text:style-name="T77">via </text:span></text:span><text:span text:style-name="Strong_20_Emphasis"><text:span text:style-name="T115">een</text:span></text:span><text:span text:style-name="Strong_20_Emphasis"><text:span text:style-name="T116"> druk</text:span></text:span><text:span text:style-name="Strong_20_Emphasis"><text:span text:style-name="T115"> op</text:span></text:span><text:span text:style-name="Strong_20_Emphasis"><text:span text:style-name="T86"> de </text:span></text:span><text:span text:style-name="Strong_20_Emphasis"><text:span text:style-name="T94">Super</text:span></text:span><text:span text:style-name="Strong_20_Emphasis"><text:span text:style-name="T86">-toets</text:span></text:span><text:span text:style-name="Strong_20_Emphasis"><text:span text:style-name="T49"><text:note-ref text:note-class="footnote" text:reference-format="text" text:ref-name="ftn7">1</text:note-ref></text:span></text:span><text:span text:style-name="Strong_20_Emphasis"><text:span text:style-name="T79">, </text:span></text:span><text:span text:style-name="Strong_20_Emphasis"><text:span text:style-name="T81">t</text:span></text:span><text:span text:style-name="Strong_20_Emphasis"><text:span text:style-name="T82">yp </text:span></text:span><text:span text:style-name="Strong_20_Emphasis"><text:span text:style-name="T172">men</text:span></text:span><text:span text:style-name="Strong_20_Emphasis"><text:span text:style-name="T166">u</text:span></text:span><text:span text:style-name="Strong_20_Emphasis"><text:span text:style-name="T80"> </text:span></text:span><text:span text:style-name="Strong_20_Emphasis"><text:span text:style-name="T84">e</text:span></text:span><text:span text:style-name="Strong_20_Emphasis"><text:span text:style-name="T77">n </text:span></text:span><text:span text:style-name="Strong_20_Emphasis"><text:span text:style-name="T85">k</text:span></text:span><text:span text:style-name="Strong_20_Emphasis"><text:span text:style-name="T77">lik op het pictogram van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80">.</text:span></text:span></text:p>
          </table:table-cell>
        </table:table-row>
        <table:table-row table:style-name="TableLine94522640493120">
          <table:table-cell table:style-name="_33_._5f_Installatie_5f_afronden.A1" office:value-type="string">
            <text:p text:style-name="P68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100">K</text:span></text:span><text:span text:style-name="Strong_20_Emphasis"><text:span text:style-name="T98">ie</text:span></text:span><text:span text:style-name="Strong_20_Emphasis"><text:span text:style-name="T99">s </text:span></text:span><text:span text:style-name="Strong_20_Emphasis"><text:span text:style-name="T197">3 </text:span></text:span><text:span text:style-name="Strong_20_Emphasis"><text:span text:style-name="T198">Installatie</text:span></text:span><text:span text:style-name="Strong_20_Emphasis"><text:span text:style-name="T199"> </text:span></text:span><text:span text:style-name="Strong_20_Emphasis"><text:span text:style-name="T200">afronden</text:span></text:span><text:span text:style-name="Strong_20_Emphasis"><text:span text:style-name="T100"> </text:span></text:span><text:span text:style-name="Strong_20_Emphasis"><text:span text:style-name="T101">en </text:span></text:span><text:span text:style-name="Strong_20_Emphasis"><text:span text:style-name="T117">v</text:span></text:span><text:span text:style-name="Strong_20_Emphasis"><text:span text:style-name="T91">olg de aanwijzingen op het scherm.</text:span></text:span></text:p>
          </table:table-cell>
        </table:table-row>
        <table:table-row table:style-name="TableLine94522640401936"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87"/>
          </table:table-cell>
        </table:table-row>
        <table:table-row table:style-name="TableLine94522640494736">
          <table:table-cell table:style-name="_33_._5f_Installatie_5f_afronden.A1" office:value-type="string">
            <text:p text:style-name="P98"><text:span text:style-name="Strong_20_Emphasis"><text:span text:style-name="T75"><text:s/></text:span></text:span><text:span text:style-name="Strong_20_Emphasis"><text:span text:style-name="T131"><draw:control text:anchor-type="as-char" draw:z-index="23" draw:name="Vorm33_0" draw:style-name="gr1" draw:text-style-name="P11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7">Herstart de computer</text:p>
          </table:table-cell>
        </table:table-row>
      </table:table>
      <text:p text:style-name="P63"><text:span text:style-name="Strong_20_Emphasis"><text:span text:style-name="T68"><text:tab/></text:span></text:span></text:p>
      <text:p text:style-name="P64"><text:span text:style-name="Strong_20_Emphasis"><text:span text:style-name="T101"/></text:span></text:p>
      <text:p text:style-name="P65"><text:span text:style-name="Strong_20_Emphasis"><text:span text:style-name="T91"/></text:span></text:p>
      <text:list xml:id="list80903580691088" text:continue-numbering="true" text:style-name="L1">
        <text:list-item>
          <text:p text:style-name="P112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522640437232">
          <table:table-cell table:style-name="Tabel2.A1" office:value-type="string">
            <text:p text:style-name="P84"><text:span text:style-name="Strong_20_Emphasis"><text:span text:style-name="T75"><text:s/></text:span></text:span><text:span text:style-name="Strong_20_Emphasis"><text:span text:style-name="T131"><draw:control text:anchor-type="as-char" draw:z-index="20" draw:name="Vorm36_0" draw:style-name="gr1" draw:text-style-name="P114" svg:width="0.35cm" svg:height="0.35cm" draw:control="control21"/></text:span></text:span></text:p>
          </table:table-cell>
          <table:table-cell table:style-name="Tabel2.A1" office:value-type="string">
            <text:p text:style-name="P52"><text:span text:style-name="Strong_20_Emphasis"><text:span text:style-name="T68">Aanmelden als </text:span></text:span><text:span text:style-name="Definition"><text:span text:style-name="T19">gebruiker</text:span></text:span><text:span text:style-name="Strong_20_Emphasis"><text:span text:style-name="T76"><text:note text:id="ftn9" text:note-class="footnote"><text:note-citation>1</text:note-citation><text:note-body><text:p text:style-name="P93"><text:span text:style-name="User_20_Entry"><text:span text:style-name="T227">E</text:span></text:span><text:span text:style-name="User_20_Entry"><text:span text:style-name="T257">v</text:span></text:span><text:span text:style-name="User_20_Entry"><text:span text:style-name="T258">en</text:span></text:span><text:span text:style-name="User_20_Entry"><text:span text:style-name="T260">t</text:span></text:span><text:span text:style-name="User_20_Entry"><text:span text:style-name="T261">uele </text:span></text:span><text:span text:style-name="User_20_Entry"><text:span text:style-name="T262">extra </text:span></text:span><text:span text:style-name="User_20_Entry"><text:span text:style-name="T265">gebruiker</text:span></text:span><text:span text:style-name="User_20_Entry"><text:span text:style-name="T262">s aanmelden </text:span></text:span><text:span text:style-name="User_20_Entry"><text:span text:style-name="T263">en dezelfde stappen uitvoeren</text:span></text:span><text:span text:style-name="User_20_Entry"><text:span text:style-name="T259">.</text:span></text:span></text:p></text:note-body></text:note></text:span></text:span><text:span text:style-name="Strong_20_Emphasis"><text:span text:style-name="T68">.</text:span></text:span></text:p>
          </table:table-cell>
        </table:table-row>
        <table:table-row table:style-name="TableLine9452264057923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522640581664">
          <table:table-cell table:style-name="Tabel2.A1" office:value-type="string">
            <text:p text:style-name="P88"><text:span text:style-name="Strong_20_Emphasis"><text:span text:style-name="T75"><text:s/></text:span></text:span><text:span text:style-name="Strong_20_Emphasis"><text:span text:style-name="T131"><draw:control text:anchor-type="as-char" draw:z-index="21" draw:name="Vorm36_2" draw:style-name="gr1" draw:text-style-name="P114" svg:width="0.35cm" svg:height="0.35cm" draw:control="control22"/></text:span></text:span></text:p>
          </table:table-cell>
          <table:table-cell table:style-name="Tabel2.A1" office:value-type="string">
            <text:p text:style-name="P51"><text:span text:style-name="Strong_20_Emphasis"><text:span text:style-name="T118">R</text:span></text:span><text:span text:style-name="Strong_20_Emphasis"><text:span text:style-name="T119">icht </text:span></text:span><text:span text:style-name="Strong_20_Emphasis"><text:span text:style-name="T120">de </text:span></text:span><text:span text:style-name="Definition"><text:span text:style-name="T38">gebruiker</text:span></text:span><text:span text:style-name="Strong_20_Emphasis"><text:span text:style-name="T119"> </text:span></text:span><text:span text:style-name="Strong_20_Emphasis"><text:span text:style-name="T121">in </text:span></text:span><text:span text:style-name="Strong_20_Emphasis"><text:span text:style-name="T77">via </text:span></text:span><text:span text:style-name="Strong_20_Emphasis"><text:span text:style-name="T115">een</text:span></text:span><text:span text:style-name="Strong_20_Emphasis"><text:span text:style-name="T116"> druk</text:span></text:span><text:span text:style-name="Strong_20_Emphasis"><text:span text:style-name="T115"> op</text:span></text:span><text:span text:style-name="Strong_20_Emphasis"><text:span text:style-name="T86"> de </text:span></text:span><text:span text:style-name="Strong_20_Emphasis"><text:span text:style-name="T94">Super</text:span></text:span><text:span text:style-name="Strong_20_Emphasis"><text:span text:style-name="T86">-toets</text:span></text:span><text:span text:style-name="Strong_20_Emphasis"><text:span text:style-name="T49"><text:note text:id="ftn10" text:note-class="footnote"><text:note-citation>2</text:note-citation><text:note-body><text:p text:style-name="P26"><text:span text:style-name="T296">D</text:span>e <text:span text:style-name="T403">Super</text:span>-toets <text:span text:style-name="T296">is </text:span>de Windows<text:span text:style-name="T401">-</text:span><text:span text:style-name="T402">toets</text:span>, <text:span text:style-name="T401">C</text:span>ommand-<text:span text:style-name="T402">toets</text:span>, of <text:span text:style-name="T401">V</text:span>ergrootglas-toets.</text:p></text:note-body></text:note></text:span></text:span><text:span text:style-name="Strong_20_Emphasis"><text:span text:style-name="T79">, </text:span></text:span><text:span text:style-name="Strong_20_Emphasis"><text:span text:style-name="T81">t</text:span></text:span><text:span text:style-name="Strong_20_Emphasis"><text:span text:style-name="T82">yp </text:span></text:span><text:span text:style-name="Strong_20_Emphasis"><text:span text:style-name="T172">men</text:span></text:span><text:span text:style-name="Strong_20_Emphasis"><text:span text:style-name="T166">u</text:span></text:span><text:span text:style-name="Strong_20_Emphasis"><text:span text:style-name="T80"> </text:span></text:span><text:span text:style-name="Strong_20_Emphasis"><text:span text:style-name="T84">e</text:span></text:span><text:span text:style-name="Strong_20_Emphasis"><text:span text:style-name="T77">n </text:span></text:span><text:span text:style-name="Strong_20_Emphasis"><text:span text:style-name="T85">k</text:span></text:span><text:span text:style-name="Strong_20_Emphasis"><text:span text:style-name="T77">lik op het pictogram van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80">.</text:span></text:span></text:p>
          </table:table-cell>
        </table:table-row>
        <table:table-row table:style-name="TableLine9452264058228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100">K</text:span></text:span><text:span text:style-name="Strong_20_Emphasis"><text:span text:style-name="T98">ie</text:span></text:span><text:span text:style-name="Strong_20_Emphasis"><text:span text:style-name="T99">s </text:span></text:span><text:span text:style-name="Strong_20_Emphasis"><text:span text:style-name="T197">4 </text:span></text:span><text:span text:style-name="Strong_20_Emphasis"><text:span text:style-name="T173">Gebruiker inrichten</text:span></text:span><text:span text:style-name="Strong_20_Emphasis"><text:span text:style-name="T100"> </text:span></text:span><text:span text:style-name="Strong_20_Emphasis"><text:span text:style-name="T101">en </text:span></text:span><text:span text:style-name="Strong_20_Emphasis"><text:span text:style-name="T122">v</text:span></text:span><text:span text:style-name="Strong_20_Emphasis"><text:span text:style-name="T91">olg de aanwijzingen op het scherm</text:span></text:span><text:span text:style-name="Strong_20_Emphasis"><text:span text:style-name="T161">.</text:span></text:span></text:p>
          </table:table-cell>
        </table:table-row>
        <table:table-row table:style-name="TableLine9452264047782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/>
          </table:table-cell>
        </table:table-row>
        <table:table-row table:style-name="TableLine94522640478448">
          <table:table-cell table:style-name="Tabel2.A1" office:value-type="string">
            <text:p text:style-name="P22"><text:span text:style-name="Strong_20_Emphasis"><text:span text:style-name="T129"><text:s/></text:span></text:span><text:span text:style-name="Strong_20_Emphasis"><text:span text:style-name="T133"><draw:control text:anchor-type="as-char" draw:z-index="27" draw:name="Vorm36_ 2" draw:style-name="gr1" draw:text-style-name="P114" svg:width="0.35cm" svg:height="0.35cm" draw:control="control28"/></text:span></text:span></text:p>
          </table:table-cell>
          <table:table-cell table:style-name="Tabel2.A1" office:value-type="string">
            <text:p text:style-name="P104">Wijzig <text:span text:style-name="T412">indien gewenst </text:span><text:span text:style-name="T408">de g</text:span>ebruikersfoto <text:span text:style-name="T407">v</text:span><text:span text:style-name="T8">ia </text:span><text:span text:style-name="T9">een druk op </text:span><text:span text:style-name="T8">d</text:span><text:span text:style-name="T333">e </text:span><text:span text:style-name="T334">Super</text:span><text:span text:style-name="T333">-toets</text:span><text:span text:style-name="T358"><text:note-ref text:note-class="footnote" text:reference-format="text" text:ref-name="ftn10">2</text:note-ref></text:span><text:span text:style-name="T333">, </text:span><text:span text:style-name="T335">zoek </text:span><text:span text:style-name="T339">gebr</text:span><text:span text:style-name="T335"> en klik achter </text:span><text:span text:style-name="T338">Instellingen</text:span><text:span text:style-name="T335"> op </text:span><text:span text:style-name="T339">Gebruikers</text:span><text:span text:style-name="T333">.</text:span></text:p>
            <text:p text:style-name="P103"><text:span text:style-name="T336">Klik op </text:span><text:span text:style-name="Strong_20_Emphasis"><text:span text:style-name="T300">Ontgrendelen</text:span></text:span><text:span text:style-name="T336">.</text:span></text:p>
            <text:p text:style-name="P103"><text:span text:style-name="T336">Klik op afbeelding voor </text:span><text:span text:style-name="Definition"><text:span text:style-name="T39">gebruiker</text:span></text:span><text:span text:style-name="T336">.</text:span></text:p>
            <text:p text:style-name="P105"><text:span text:style-name="T336">Klik op </text:span><text:span text:style-name="Strong_20_Emphasis"><text:span text:style-name="T300">Selecteer een bestand</text:span></text:span><text:span text:style-name="T336">.</text:span><text:span text:style-name="T333"><text:line-break/></text:span><text:span text:style-name="T328">Selecteer </text:span><text:span text:style-name="T330">indien aanwezig</text:span><text:span text:style-name="T327"> </text:span><text:span text:style-name="T337">Gebruikersfoto</text:span><text:span text:style-name="T327"> </text:span><text:span text:style-name="T329">in</text:span><text:span text:style-name="T327"> </text:span><text:span text:style-name="T340">Persoonlijke map</text:span><text:span text:style-name="T327"> / </text:span><text:span text:style-name="T340">kz-</text:span><text:span text:style-name="T341">data</text:span><text:span text:style-name="T327">.</text:span></text:p>
          </table:table-cell>
        </table:table-row>
        <table:table-row table:style-name="TableLine94522640479072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9"/>
          </table:table-cell>
        </table:table-row>
        <table:table-row table:style-name="TableLine94522640573776">
          <table:table-cell table:style-name="Tabel2.A1" office:value-type="string">
            <text:p text:style-name="P20"><text:span text:style-name="Strong_20_Emphasis"><text:span text:style-name="T129"><text:s/></text:span></text:span><text:span text:style-name="Strong_20_Emphasis"><text:span text:style-name="T133"><draw:control text:anchor-type="as-char" draw:z-index="22" draw:name="Vorm36_1" draw:style-name="gr1" draw:text-style-name="P114" svg:width="0.35cm" svg:height="0.35cm" draw:control="control23"/></text:span></text:span></text:p>
          </table:table-cell>
          <table:table-cell table:style-name="Tabel2.A1" office:value-type="string">
            <text:p text:style-name="P59">Afmelden.</text:p>
          </table:table-cell>
        </table:table-row>
      </table:table>
      <text:p text:style-name="P46"><text:span text:style-name="Strong_20_Emphasis"><text:span text:style-name="T123"/></text:span></text:p>
      <text:p text:style-name="P19"/>
      <text:p text:style-name="P91"><text:span text:style-name="T213">E</text:span><text:span text:style-name="T214">inde c</text:span><text:span text:style-name="T215">hecklist, </text:span><text:span text:style-name="T216">d</text:span><text:span text:style-name="T215">e</text:span><text:span text:style-name="T319"> installatie van </text:span><text:span text:style-name="T319"><text:reference-ref text:reference-format="text" text:ref-name="Distributie">Debian</text:reference-ref></text:span><text:span text:style-name="T319"><text:s/></text:span><text:span text:style-name="Strong_20_Emphasis"><text:span text:style-name="T320">GNU/Linux</text:span></text:span><text:span text:style-name="Strong_20_Emphasis"><text:span text:style-name="T319"> </text:span></text:span><text:span text:style-name="T321"><text:reference-ref text:reference-format="text" text:ref-name="Versie">11</text:reference-ref></text:span><text:span text:style-name="Strong_20_Emphasis"><text:span text:style-name="T323"><text:s/></text:span></text:span><text:span text:style-name="Strong_20_Emphasis"><text:span text:style-name="T324">LTS</text:span></text:span><text:span text:style-name="T322"> </text:span><text:span text:style-name="T319"><text:reference-ref text:reference-format="text" text:ref-name="Editie">desktop</text:reference-ref></text:span><text:span text:style-name="T319"><text:s/>is voltooid.</text:span></text:p>
      <text:p text:style-name="P45"/>
      <text:p text:style-name="P36"><text:span text:style-name="T142">Geschreven</text:span><text:span text:style-name="T72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72">&gt;</text:span><text:span text:style-name="T7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7-21T08:09:02.326752073">21-07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21T08:09:02.069706239</dc:date>
    <meta:keyword>Installatie</meta:keyword>
    <meta:keyword>Checklist</meta:keyword>
    <meta:keyword>Linux</meta:keyword>
    <meta:editing-cycles>6572</meta:editing-cycles>
    <meta:editing-duration>P11DT14H42M53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845" meta:character-count="5757" meta:non-whitespace-character-count="4946"/>
    <meta:user-defined meta:name="Info 1"/>
    <meta:user-defined meta:name="Info 2"/>
    <meta:user-defined meta:name="Info 3"/>
    <meta:user-defined meta:name="Info 4"/>
  </office:meta>
</office:document-meta>
</file>